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0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MASTER TIME</text:p>
          </table:table-cell>
          <table:table-cell office:value-type="string" calcext:value-type="string">
            <text:p>SLAVE TIME</text:p>
          </table:table-cell>
          <table:table-cell office:value-type="string" calcext:value-type="string">
            <text:p>SLAVE IT</text:p>
          </table:table-cell>
          <table:table-cell office:value-type="string" calcext:value-type="string">
            <text:p>AMOUNT PRODUCED</text:p>
          </table:table-cell>
          <table:table-cell office:value-type="string" calcext:value-type="string">
            <text:p>SPOI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707.92468" calcext:value-type="float">
            <text:p>74707,925</text:p>
          </table:table-cell>
          <table:table-cell office:value-type="float" office:value="667418" calcext:value-type="float">
            <text:p>667418</text:p>
          </table:table-cell>
          <table:table-cell office:value-type="float" office:value="383455" calcext:value-type="float">
            <text:p>383455</text:p>
          </table:table-cell>
          <table:table-cell office:value-type="float" office:value="323053" calcext:value-type="float">
            <text:p>323053</text:p>
          </table:table-cell>
          <table:table-cell office:value-type="float" office:value="7" calcext:value-type="float">
            <text:p>7</text:p>
          </table:table-cell>
          <table:table-cell office:value-type="float" office:value="14630" calcext:value-type="float">
            <text:p>14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5957.079148" calcext:value-type="float">
            <text:p>115957,079</text:p>
          </table:table-cell>
          <table:table-cell office:value-type="float" office:value="7994792" calcext:value-type="float">
            <text:p>7994792</text:p>
          </table:table-cell>
          <table:table-cell office:value-type="float" office:value="3349027" calcext:value-type="float">
            <text:p>3349027</text:p>
          </table:table-cell>
          <table:table-cell office:value-type="float" office:value="5233649" calcext:value-type="float">
            <text:p>5233649</text:p>
          </table:table-cell>
          <table:table-cell office:value-type="float" office:value="6" calcext:value-type="float">
            <text:p>6</text:p>
          </table:table-cell>
          <table:table-cell office:value-type="float" office:value="22828.846153" calcext:value-type="float">
            <text:p>2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004.203517" calcext:value-type="float">
            <text:p>150004,204</text:p>
          </table:table-cell>
          <table:table-cell office:value-type="float" office:value="12115372" calcext:value-type="float">
            <text:p>12115372</text:p>
          </table:table-cell>
          <table:table-cell office:value-type="float" office:value="7770976" calcext:value-type="float">
            <text:p>7770976</text:p>
          </table:table-cell>
          <table:table-cell office:value-type="float" office:value="5981769" calcext:value-type="float">
            <text:p>5981769</text:p>
          </table:table-cell>
          <table:table-cell office:value-type="float" office:value="6" calcext:value-type="float">
            <text:p>6</text:p>
          </table:table-cell>
          <table:table-cell office:value-type="float" office:value="30810" calcext:value-type="float">
            <text:p>3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3499.869658" calcext:value-type="float">
            <text:p>183499,870</text:p>
          </table:table-cell>
          <table:table-cell office:value-type="float" office:value="3997335" calcext:value-type="float">
            <text:p>3997335</text:p>
          </table:table-cell>
          <table:table-cell office:value-type="float" office:value="2533344" calcext:value-type="float">
            <text:p>2533344</text:p>
          </table:table-cell>
          <table:table-cell office:value-type="float" office:value="1828973" calcext:value-type="float">
            <text:p>1828973</text:p>
          </table:table-cell>
          <table:table-cell office:value-type="float" office:value="6" calcext:value-type="float">
            <text:p>6</text:p>
          </table:table-cell>
          <table:table-cell office:value-type="float" office:value="38310" calcext:value-type="float">
            <text:p>38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2975.219367" calcext:value-type="float">
            <text:p>222975,219</text:p>
          </table:table-cell>
          <table:table-cell office:value-type="float" office:value="15789511" calcext:value-type="float">
            <text:p>15789511</text:p>
          </table:table-cell>
          <table:table-cell office:value-type="float" office:value="10555795" calcext:value-type="float">
            <text:p>10555795</text:p>
          </table:table-cell>
          <table:table-cell office:value-type="float" office:value="5595593" calcext:value-type="float">
            <text:p>5595593</text:p>
          </table:table-cell>
          <table:table-cell office:value-type="float" office:value="9" calcext:value-type="float">
            <text:p>9</text:p>
          </table:table-cell>
          <table:table-cell office:value-type="float" office:value="46210.000018" calcext:value-type="float">
            <text:p>46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63581.029407" calcext:value-type="float">
            <text:p>263581,029</text:p>
          </table:table-cell>
          <table:table-cell office:value-type="float" office:value="23335772" calcext:value-type="float">
            <text:p>23335772</text:p>
          </table:table-cell>
          <table:table-cell office:value-type="float" office:value="19028012" calcext:value-type="float">
            <text:p>19028012</text:p>
          </table:table-cell>
          <table:table-cell office:value-type="float" office:value="4493388" calcext:value-type="float">
            <text:p>4493388</text:p>
          </table:table-cell>
          <table:table-cell office:value-type="float" office:value="10" calcext:value-type="float">
            <text:p>10</text:p>
          </table:table-cell>
          <table:table-cell office:value-type="float" office:value="54410" calcext:value-type="float">
            <text:p>54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0561.110045" calcext:value-type="float">
            <text:p>300561,110</text:p>
          </table:table-cell>
          <table:table-cell office:value-type="float" office:value="40451464" calcext:value-type="float">
            <text:p>40451464</text:p>
          </table:table-cell>
          <table:table-cell office:value-type="float" office:value="33860984" calcext:value-type="float">
            <text:p>33860984</text:p>
          </table:table-cell>
          <table:table-cell office:value-type="float" office:value="6920545" calcext:value-type="float">
            <text:p>6920545</text:p>
          </table:table-cell>
          <table:table-cell office:value-type="float" office:value="10" calcext:value-type="float">
            <text:p>10</text:p>
          </table:table-cell>
          <table:table-cell office:value-type="float" office:value="61210.000005" calcext:value-type="float">
            <text:p>6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35043.36274" calcext:value-type="float">
            <text:p>335043,363</text:p>
          </table:table-cell>
          <table:table-cell office:value-type="float" office:value="103654000" calcext:value-type="float">
            <text:p>103654000</text:p>
          </table:table-cell>
          <table:table-cell office:value-type="float" office:value="98758224" calcext:value-type="float">
            <text:p>98758224</text:p>
          </table:table-cell>
          <table:table-cell office:value-type="float" office:value="5719717" calcext:value-type="float">
            <text:p>5719717</text:p>
          </table:table-cell>
          <table:table-cell office:value-type="float" office:value="11" calcext:value-type="float">
            <text:p>11</text:p>
          </table:table-cell>
          <table:table-cell office:value-type="float" office:value="67910.000005" calcext:value-type="float">
            <text:p>67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74595.896021" calcext:value-type="float">
            <text:p>374595,896</text:p>
          </table:table-cell>
          <table:table-cell office:value-type="float" office:value="338391712" calcext:value-type="float">
            <text:p>338391712</text:p>
          </table:table-cell>
          <table:table-cell office:value-type="float" office:value="331953920" calcext:value-type="float">
            <text:p>331953920</text:p>
          </table:table-cell>
          <table:table-cell office:value-type="float" office:value="22498820" calcext:value-type="float">
            <text:p>22498820</text:p>
          </table:table-cell>
          <table:table-cell office:value-type="float" office:value="13" calcext:value-type="float">
            <text:p>13</text:p>
          </table:table-cell>
          <table:table-cell office:value-type="float" office:value="75110.000005" calcext:value-type="float">
            <text:p>75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218.919042" calcext:value-type="float">
            <text:p>84218,919</text:p>
          </table:table-cell>
          <table:table-cell office:value-type="float" office:value="2600233" calcext:value-type="float">
            <text:p>2600233</text:p>
          </table:table-cell>
          <table:table-cell office:value-type="float" office:value="1351452" calcext:value-type="float">
            <text:p>1351452</text:p>
          </table:table-cell>
          <table:table-cell office:value-type="float" office:value="1379580" calcext:value-type="float">
            <text:p>1379580</text:p>
          </table:table-cell>
          <table:table-cell office:value-type="float" office:value="6" calcext:value-type="float">
            <text:p>6</text:p>
          </table:table-cell>
          <table:table-cell office:value-type="float" office:value="14270" calcext:value-type="float">
            <text:p>14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0675.473878" calcext:value-type="float">
            <text:p>130675,474</text:p>
          </table:table-cell>
          <table:table-cell office:value-type="float" office:value="2091460" calcext:value-type="float">
            <text:p>2091460</text:p>
          </table:table-cell>
          <table:table-cell office:value-type="float" office:value="978939" calcext:value-type="float">
            <text:p>978939</text:p>
          </table:table-cell>
          <table:table-cell office:value-type="float" office:value="1152708" calcext:value-type="float">
            <text:p>1152708</text:p>
          </table:table-cell>
          <table:table-cell office:value-type="float" office:value="7" calcext:value-type="float">
            <text:p>7</text:p>
          </table:table-cell>
          <table:table-cell office:value-type="float" office:value="22470" calcext:value-type="float">
            <text:p>2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1986.15089" calcext:value-type="float">
            <text:p>171986,151</text:p>
          </table:table-cell>
          <table:table-cell office:value-type="float" office:value="4717262" calcext:value-type="float">
            <text:p>4717262</text:p>
          </table:table-cell>
          <table:table-cell office:value-type="float" office:value="3411873" calcext:value-type="float">
            <text:p>3411873</text:p>
          </table:table-cell>
          <table:table-cell office:value-type="float" office:value="1468124" calcext:value-type="float">
            <text:p>1468124</text:p>
          </table:table-cell>
          <table:table-cell office:value-type="float" office:value="8" calcext:value-type="float">
            <text:p>8</text:p>
          </table:table-cell>
          <table:table-cell office:value-type="float" office:value="30470" calcext:value-type="float">
            <text:p>3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52103.437298" calcext:value-type="float">
            <text:p>252103,437</text:p>
          </table:table-cell>
          <table:table-cell office:value-type="float" office:value="46540044" calcext:value-type="float">
            <text:p>46540044</text:p>
          </table:table-cell>
          <table:table-cell office:value-type="float" office:value="42569152" calcext:value-type="float">
            <text:p>42569152</text:p>
          </table:table-cell>
          <table:table-cell office:value-type="float" office:value="4744518" calcext:value-type="float">
            <text:p>4744518</text:p>
          </table:table-cell>
          <table:table-cell office:value-type="float" office:value="10" calcext:value-type="float">
            <text:p>10</text:p>
          </table:table-cell>
          <table:table-cell office:value-type="float" office:value="46125.061227" calcext:value-type="float">
            <text:p>46125</text:p>
          </table:table-cell>
          <table:table-cell office:value-type="float" office:value="346.849844" calcext:value-type="float">
            <text:p>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6498.390675" calcext:value-type="float">
            <text:p>336498,391</text:p>
          </table:table-cell>
          <table:table-cell office:value-type="float" office:value="1119035008" calcext:value-type="float">
            <text:p>1119035008</text:p>
          </table:table-cell>
          <table:table-cell office:value-type="float" office:value="1110664960" calcext:value-type="float">
            <text:p>1110664960</text:p>
          </table:table-cell>
          <table:table-cell office:value-type="float" office:value="9365862" calcext:value-type="float">
            <text:p>9365862</text:p>
          </table:table-cell>
          <table:table-cell office:value-type="float" office:value="14" calcext:value-type="float">
            <text:p>14</text:p>
          </table:table-cell>
          <table:table-cell office:value-type="float" office:value="61708.430146" calcext:value-type="float">
            <text:p>61708</text:p>
          </table:table-cell>
          <table:table-cell office:value-type="float" office:value="708.430146" calcext:value-type="float">
            <text:p>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1057.876118" calcext:value-type="float">
            <text:p>91057,876</text:p>
          </table:table-cell>
          <table:table-cell office:value-type="float" office:value="1487839" calcext:value-type="float">
            <text:p>1487839</text:p>
          </table:table-cell>
          <table:table-cell office:value-type="float" office:value="746099" calcext:value-type="float">
            <text:p>746099</text:p>
          </table:table-cell>
          <table:table-cell office:value-type="float" office:value="848609" calcext:value-type="float">
            <text:p>848609</text:p>
          </table:table-cell>
          <table:table-cell office:value-type="float" office:value="6" calcext:value-type="float">
            <text:p>6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3028.314495" calcext:value-type="float">
            <text:p>143028,314</text:p>
          </table:table-cell>
          <table:table-cell office:value-type="float" office:value="2569665" calcext:value-type="float">
            <text:p>2569665</text:p>
          </table:table-cell>
          <table:table-cell office:value-type="float" office:value="1490211" calcext:value-type="float">
            <text:p>1490211</text:p>
          </table:table-cell>
          <table:table-cell office:value-type="float" office:value="1157472" calcext:value-type="float">
            <text:p>1157472</text:p>
          </table:table-cell>
          <table:table-cell office:value-type="float" office:value="9" calcext:value-type="float">
            <text:p>9</text:p>
          </table:table-cell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707.92468" calcext:value-type="float">
            <text:p>74707,925</text:p>
          </table:table-cell>
          <table:table-cell office:value-type="float" office:value="1654173" calcext:value-type="float">
            <text:p>1654173</text:p>
          </table:table-cell>
          <table:table-cell office:value-type="float" office:value="210776" calcext:value-type="float">
            <text:p>210776</text:p>
          </table:table-cell>
          <table:table-cell office:value-type="float" office:value="1610318" calcext:value-type="float">
            <text:p>1610318</text:p>
          </table:table-cell>
          <table:table-cell office:value-type="float" office:value="7" calcext:value-type="float">
            <text:p>7</text:p>
          </table:table-cell>
          <table:table-cell office:value-type="float" office:value="14630" calcext:value-type="float">
            <text:p>14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68868.981681" calcext:value-type="float">
            <text:p>768868,982</text:p>
          </table:table-cell>
          <table:table-cell office:value-type="float" office:value="16944882" calcext:value-type="float">
            <text:p>16944882</text:p>
          </table:table-cell>
          <table:table-cell office:value-type="float" office:value="15942507" calcext:value-type="float">
            <text:p>15942507</text:p>
          </table:table-cell>
          <table:table-cell office:value-type="float" office:value="1399899" calcext:value-type="float">
            <text:p>1399899</text:p>
          </table:table-cell>
          <table:table-cell office:value-type="float" office:value="5" calcext:value-type="float">
            <text:p>5</text:p>
          </table:table-cell>
          <table:table-cell office:value-type="float" office:value="151389.999995" calcext:value-type="float">
            <text:p>15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813104.091044" calcext:value-type="float">
            <text:p>813104,091</text:p>
          </table:table-cell>
          <table:table-cell office:value-type="float" office:value="23211912" calcext:value-type="float">
            <text:p>23211912</text:p>
          </table:table-cell>
          <table:table-cell office:value-type="float" office:value="22425980" calcext:value-type="float">
            <text:p>22425980</text:p>
          </table:table-cell>
          <table:table-cell office:value-type="float" office:value="1690533" calcext:value-type="float">
            <text:p>1690533</text:p>
          </table:table-cell>
          <table:table-cell office:value-type="float" office:value="5" calcext:value-type="float">
            <text:p>5</text:p>
          </table:table-cell>
          <table:table-cell office:value-type="float" office:value="160810" calcext:value-type="float">
            <text:p>1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855159.414427" calcext:value-type="float">
            <text:p>855159,414</text:p>
          </table:table-cell>
          <table:table-cell office:value-type="float" office:value="22640488" calcext:value-type="float">
            <text:p>22640488</text:p>
          </table:table-cell>
          <table:table-cell office:value-type="float" office:value="21977134" calcext:value-type="float">
            <text:p>21977134</text:p>
          </table:table-cell>
          <table:table-cell office:value-type="float" office:value="1161709" calcext:value-type="float">
            <text:p>1161709</text:p>
          </table:table-cell>
          <table:table-cell office:value-type="float" office:value="5" calcext:value-type="float">
            <text:p>5</text:p>
          </table:table-cell>
          <table:table-cell office:value-type="float" office:value="168710" calcext:value-type="float">
            <text:p>168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894813.628116" calcext:value-type="float">
            <text:p>894813,628</text:p>
          </table:table-cell>
          <table:table-cell office:value-type="float" office:value="28040748" calcext:value-type="float">
            <text:p>28040748</text:p>
          </table:table-cell>
          <table:table-cell office:value-type="float" office:value="27231808" calcext:value-type="float">
            <text:p>27231808</text:p>
          </table:table-cell>
          <table:table-cell office:value-type="float" office:value="1768703" calcext:value-type="float">
            <text:p>1768703</text:p>
          </table:table-cell>
          <table:table-cell office:value-type="float" office:value="5" calcext:value-type="float">
            <text:p>5</text:p>
          </table:table-cell>
          <table:table-cell office:value-type="float" office:value="176510" calcext:value-type="float">
            <text:p>176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934968.991216" calcext:value-type="float">
            <text:p>934968,991</text:p>
          </table:table-cell>
          <table:table-cell office:value-type="float" office:value="44642544" calcext:value-type="float">
            <text:p>44642544</text:p>
          </table:table-cell>
          <table:table-cell office:value-type="float" office:value="42003968" calcext:value-type="float">
            <text:p>42003968</text:p>
          </table:table-cell>
          <table:table-cell office:value-type="float" office:value="3728214" calcext:value-type="float">
            <text:p>3728214</text:p>
          </table:table-cell>
          <table:table-cell office:value-type="float" office:value="6" calcext:value-type="float">
            <text:p>6</text:p>
          </table:table-cell>
          <table:table-cell office:value-type="float" office:value="184310" calcext:value-type="float">
            <text:p>184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981760.754229" calcext:value-type="float">
            <text:p>981760,754</text:p>
          </table:table-cell>
          <table:table-cell office:value-type="float" office:value="118634056" calcext:value-type="float">
            <text:p>118634056</text:p>
          </table:table-cell>
          <table:table-cell office:value-type="float" office:value="115120352" calcext:value-type="float">
            <text:p>115120352</text:p>
          </table:table-cell>
          <table:table-cell office:value-type="float" office:value="4989914" calcext:value-type="float">
            <text:p>4989914</text:p>
          </table:table-cell>
          <table:table-cell office:value-type="float" office:value="7" calcext:value-type="float">
            <text:p>7</text:p>
          </table:table-cell>
          <table:table-cell office:value-type="float" office:value="192299.9999" calcext:value-type="float">
            <text:p>19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022259.587994" calcext:value-type="float">
            <text:p>1022259,588</text:p>
          </table:table-cell>
          <table:table-cell office:value-type="float" office:value="166836784" calcext:value-type="float">
            <text:p>166836784</text:p>
          </table:table-cell>
          <table:table-cell office:value-type="float" office:value="162901552" calcext:value-type="float">
            <text:p>162901552</text:p>
          </table:table-cell>
          <table:table-cell office:value-type="float" office:value="5350205" calcext:value-type="float">
            <text:p>5350205</text:p>
          </table:table-cell>
          <table:table-cell office:value-type="float" office:value="7" calcext:value-type="float">
            <text:p>7</text:p>
          </table:table-cell>
          <table:table-cell office:value-type="float" office:value="198589.999995" calcext:value-type="float">
            <text:p>198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061914.171317" calcext:value-type="float">
            <text:p>1061914,171</text:p>
          </table:table-cell>
          <table:table-cell office:value-type="float" office:value="172273376" calcext:value-type="float">
            <text:p>172273376</text:p>
          </table:table-cell>
          <table:table-cell office:value-type="float" office:value="167424784" calcext:value-type="float">
            <text:p>167424784</text:p>
          </table:table-cell>
          <table:table-cell office:value-type="float" office:value="7154204" calcext:value-type="float">
            <text:p>7154204</text:p>
          </table:table-cell>
          <table:table-cell office:value-type="float" office:value="7" calcext:value-type="float">
            <text:p>7</text:p>
          </table:table-cell>
          <table:table-cell office:value-type="float" office:value="207410" calcext:value-type="float">
            <text:p>207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101521.964729" calcext:value-type="float">
            <text:p>1101521,965</text:p>
          </table:table-cell>
          <table:table-cell office:value-type="float" office:value="333836128" calcext:value-type="float">
            <text:p>333836128</text:p>
          </table:table-cell>
          <table:table-cell office:value-type="float" office:value="326574112" calcext:value-type="float">
            <text:p>326574112</text:p>
          </table:table-cell>
          <table:table-cell office:value-type="float" office:value="10153784" calcext:value-type="float">
            <text:p>10153784</text:p>
          </table:table-cell>
          <table:table-cell office:value-type="float" office:value="7" calcext:value-type="float">
            <text:p>7</text:p>
          </table:table-cell>
          <table:table-cell office:value-type="float" office:value="215710" calcext:value-type="float">
            <text:p>215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137300.984243" calcext:value-type="float">
            <text:p>1137300,984</text:p>
          </table:table-cell>
          <table:table-cell office:value-type="float" office:value="256167968" calcext:value-type="float">
            <text:p>256167968</text:p>
          </table:table-cell>
          <table:table-cell office:value-type="float" office:value="250100096" calcext:value-type="float">
            <text:p>250100096</text:p>
          </table:table-cell>
          <table:table-cell office:value-type="float" office:value="10177599" calcext:value-type="float">
            <text:p>10177599</text:p>
          </table:table-cell>
          <table:table-cell office:value-type="float" office:value="7" calcext:value-type="float">
            <text:p>7</text:p>
          </table:table-cell>
          <table:table-cell office:value-type="float" office:value="223710" calcext:value-type="float">
            <text:p>223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5957.079148" calcext:value-type="float">
            <text:p>115957,079</text:p>
          </table:table-cell>
          <table:table-cell office:value-type="float" office:value="2684388" calcext:value-type="float">
            <text:p>2684388</text:p>
          </table:table-cell>
          <table:table-cell office:value-type="float" office:value="1263171" calcext:value-type="float">
            <text:p>1263171</text:p>
          </table:table-cell>
          <table:table-cell office:value-type="float" office:value="1480837" calcext:value-type="float">
            <text:p>1480837</text:p>
          </table:table-cell>
          <table:table-cell office:value-type="float" office:value="6" calcext:value-type="float">
            <text:p>6</text:p>
          </table:table-cell>
          <table:table-cell office:value-type="float" office:value="22828.846153" calcext:value-type="float">
            <text:p>2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171607.359315" calcext:value-type="float">
            <text:p>1171607,359</text:p>
          </table:table-cell>
          <table:table-cell office:value-type="float" office:value="329239136" calcext:value-type="float">
            <text:p>329239136</text:p>
          </table:table-cell>
          <table:table-cell office:value-type="float" office:value="321068704" calcext:value-type="float">
            <text:p>321068704</text:p>
          </table:table-cell>
          <table:table-cell office:value-type="float" office:value="12143414" calcext:value-type="float">
            <text:p>12143414</text:p>
          </table:table-cell>
          <table:table-cell office:value-type="float" office:value="7" calcext:value-type="float">
            <text:p>7</text:p>
          </table:table-cell>
          <table:table-cell office:value-type="float" office:value="230510" calcext:value-type="float">
            <text:p>23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207773.340019" calcext:value-type="float">
            <text:p>1207773,340</text:p>
          </table:table-cell>
          <table:table-cell office:value-type="float" office:value="281269120" calcext:value-type="float">
            <text:p>281269120</text:p>
          </table:table-cell>
          <table:table-cell office:value-type="float" office:value="275265440" calcext:value-type="float">
            <text:p>275265440</text:p>
          </table:table-cell>
          <table:table-cell office:value-type="float" office:value="10407732" calcext:value-type="float">
            <text:p>10407732</text:p>
          </table:table-cell>
          <table:table-cell office:value-type="float" office:value="7" calcext:value-type="float">
            <text:p>7</text:p>
          </table:table-cell>
          <table:table-cell office:value-type="float" office:value="238410" calcext:value-type="float">
            <text:p>238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250902.277001" calcext:value-type="float">
            <text:p>1250902,277</text:p>
          </table:table-cell>
          <table:table-cell office:value-type="float" office:value="455192256" calcext:value-type="float">
            <text:p>455192256</text:p>
          </table:table-cell>
          <table:table-cell office:value-type="float" office:value="446978688" calcext:value-type="float">
            <text:p>446978688</text:p>
          </table:table-cell>
          <table:table-cell office:value-type="float" office:value="12644216" calcext:value-type="float">
            <text:p>12644216</text:p>
          </table:table-cell>
          <table:table-cell office:value-type="float" office:value="7" calcext:value-type="float">
            <text:p>7</text:p>
          </table:table-cell>
          <table:table-cell office:value-type="float" office:value="246010.000005" calcext:value-type="float">
            <text:p>246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290873.01853" calcext:value-type="float">
            <text:p>1290873,019</text:p>
          </table:table-cell>
          <table:table-cell office:value-type="float" office:value="697543936" calcext:value-type="float">
            <text:p>697543936</text:p>
          </table:table-cell>
          <table:table-cell office:value-type="float" office:value="690365504" calcext:value-type="float">
            <text:p>690365504</text:p>
          </table:table-cell>
          <table:table-cell office:value-type="float" office:value="12626428" calcext:value-type="float">
            <text:p>12626428</text:p>
          </table:table-cell>
          <table:table-cell office:value-type="float" office:value="7" calcext:value-type="float">
            <text:p>7</text:p>
          </table:table-cell>
          <table:table-cell office:value-type="float" office:value="253610.000005" calcext:value-type="float">
            <text:p>253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322893.988149" calcext:value-type="float">
            <text:p>1322893,988</text:p>
          </table:table-cell>
          <table:table-cell office:value-type="float" office:value="758620160" calcext:value-type="float">
            <text:p>758620160</text:p>
          </table:table-cell>
          <table:table-cell office:value-type="float" office:value="744360000" calcext:value-type="float">
            <text:p>744360000</text:p>
          </table:table-cell>
          <table:table-cell office:value-type="float" office:value="22986250" calcext:value-type="float">
            <text:p>22986250</text:p>
          </table:table-cell>
          <table:table-cell office:value-type="float" office:value="7" calcext:value-type="float">
            <text:p>7</text:p>
          </table:table-cell>
          <table:table-cell office:value-type="float" office:value="260810" calcext:value-type="float">
            <text:p>2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0004.203517" calcext:value-type="float">
            <text:p>150004,204</text:p>
          </table:table-cell>
          <table:table-cell office:value-type="float" office:value="1799002" calcext:value-type="float">
            <text:p>1799002</text:p>
          </table:table-cell>
          <table:table-cell office:value-type="float" office:value="1062217" calcext:value-type="float">
            <text:p>1062217</text:p>
          </table:table-cell>
          <table:table-cell office:value-type="float" office:value="852557" calcext:value-type="float">
            <text:p>852557</text:p>
          </table:table-cell>
          <table:table-cell office:value-type="float" office:value="6" calcext:value-type="float">
            <text:p>6</text:p>
          </table:table-cell>
          <table:table-cell office:value-type="float" office:value="30810" calcext:value-type="float">
            <text:p>3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3522.0305" calcext:value-type="float">
            <text:p>183522,031</text:p>
          </table:table-cell>
          <table:table-cell office:value-type="float" office:value="1955025" calcext:value-type="float">
            <text:p>1955025</text:p>
          </table:table-cell>
          <table:table-cell office:value-type="float" office:value="1000581" calcext:value-type="float">
            <text:p>1000581</text:p>
          </table:table-cell>
          <table:table-cell office:value-type="float" office:value="1102448" calcext:value-type="float">
            <text:p>1102448</text:p>
          </table:table-cell>
          <table:table-cell office:value-type="float" office:value="6" calcext:value-type="float">
            <text:p>6</text:p>
          </table:table-cell>
          <table:table-cell office:value-type="float" office:value="38310" calcext:value-type="float">
            <text:p>38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22906.674743" calcext:value-type="float">
            <text:p>222906,675</text:p>
          </table:table-cell>
          <table:table-cell office:value-type="float" office:value="3408843" calcext:value-type="float">
            <text:p>3408843</text:p>
          </table:table-cell>
          <table:table-cell office:value-type="float" office:value="1276857" calcext:value-type="float">
            <text:p>1276857</text:p>
          </table:table-cell>
          <table:table-cell office:value-type="float" office:value="2252396" calcext:value-type="float">
            <text:p>2252396</text:p>
          </table:table-cell>
          <table:table-cell office:value-type="float" office:value="6" calcext:value-type="float">
            <text:p>6</text:p>
          </table:table-cell>
          <table:table-cell office:value-type="float" office:value="46210" calcext:value-type="float">
            <text:p>46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63572.248897" calcext:value-type="float">
            <text:p>263572,249</text:p>
          </table:table-cell>
          <table:table-cell office:value-type="float" office:value="2606111" calcext:value-type="float">
            <text:p>2606111</text:p>
          </table:table-cell>
          <table:table-cell office:value-type="float" office:value="1374078" calcext:value-type="float">
            <text:p>1374078</text:p>
          </table:table-cell>
          <table:table-cell office:value-type="float" office:value="1778607" calcext:value-type="float">
            <text:p>1778607</text:p>
          </table:table-cell>
          <table:table-cell office:value-type="float" office:value="5" calcext:value-type="float">
            <text:p>5</text:p>
          </table:table-cell>
          <table:table-cell office:value-type="float" office:value="54410" calcext:value-type="float">
            <text:p>54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0596.619616" calcext:value-type="float">
            <text:p>300596,620</text:p>
          </table:table-cell>
          <table:table-cell office:value-type="float" office:value="4441401" calcext:value-type="float">
            <text:p>4441401</text:p>
          </table:table-cell>
          <table:table-cell office:value-type="float" office:value="3416780" calcext:value-type="float">
            <text:p>3416780</text:p>
          </table:table-cell>
          <table:table-cell office:value-type="float" office:value="1363656" calcext:value-type="float">
            <text:p>1363656</text:p>
          </table:table-cell>
          <table:table-cell office:value-type="float" office:value="5" calcext:value-type="float">
            <text:p>5</text:p>
          </table:table-cell>
          <table:table-cell office:value-type="float" office:value="61210" calcext:value-type="float">
            <text:p>6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34854.312077" calcext:value-type="float">
            <text:p>334854,312</text:p>
          </table:table-cell>
          <table:table-cell office:value-type="float" office:value="3156206" calcext:value-type="float">
            <text:p>3156206</text:p>
          </table:table-cell>
          <table:table-cell office:value-type="float" office:value="1979885" calcext:value-type="float">
            <text:p>1979885</text:p>
          </table:table-cell>
          <table:table-cell office:value-type="float" office:value="1715162" calcext:value-type="float">
            <text:p>1715162</text:p>
          </table:table-cell>
          <table:table-cell office:value-type="float" office:value="5" calcext:value-type="float">
            <text:p>5</text:p>
          </table:table-cell>
          <table:table-cell office:value-type="float" office:value="67910.000005" calcext:value-type="float">
            <text:p>67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74405.761912" calcext:value-type="float">
            <text:p>374405,762</text:p>
          </table:table-cell>
          <table:table-cell office:value-type="float" office:value="4276264" calcext:value-type="float">
            <text:p>4276264</text:p>
          </table:table-cell>
          <table:table-cell office:value-type="float" office:value="2584620" calcext:value-type="float">
            <text:p>2584620</text:p>
          </table:table-cell>
          <table:table-cell office:value-type="float" office:value="2352678" calcext:value-type="float">
            <text:p>2352678</text:p>
          </table:table-cell>
          <table:table-cell office:value-type="float" office:value="5" calcext:value-type="float">
            <text:p>5</text:p>
          </table:table-cell>
          <table:table-cell office:value-type="float" office:value="75110.000005" calcext:value-type="float">
            <text:p>75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18590.253478" calcext:value-type="float">
            <text:p>418590,253</text:p>
          </table:table-cell>
          <table:table-cell office:value-type="float" office:value="4979524" calcext:value-type="float">
            <text:p>4979524</text:p>
          </table:table-cell>
          <table:table-cell office:value-type="float" office:value="3975372" calcext:value-type="float">
            <text:p>3975372</text:p>
          </table:table-cell>
          <table:table-cell office:value-type="float" office:value="1879595" calcext:value-type="float">
            <text:p>1879595</text:p>
          </table:table-cell>
          <table:table-cell office:value-type="float" office:value="5" calcext:value-type="float">
            <text:p>5</text:p>
          </table:table-cell>
          <table:table-cell office:value-type="float" office:value="83110.000005" calcext:value-type="float">
            <text:p>8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58800.775669" calcext:value-type="float">
            <text:p>458800,776</text:p>
          </table:table-cell>
          <table:table-cell office:value-type="float" office:value="7838732" calcext:value-type="float">
            <text:p>7838732</text:p>
          </table:table-cell>
          <table:table-cell office:value-type="float" office:value="6370494" calcext:value-type="float">
            <text:p>6370494</text:p>
          </table:table-cell>
          <table:table-cell office:value-type="float" office:value="1709210" calcext:value-type="float">
            <text:p>1709210</text:p>
          </table:table-cell>
          <table:table-cell office:value-type="float" office:value="5" calcext:value-type="float">
            <text:p>5</text:p>
          </table:table-cell>
          <table:table-cell office:value-type="float" office:value="90310.000005" calcext:value-type="float">
            <text:p>9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01162.95748" calcext:value-type="float">
            <text:p>501162,957</text:p>
          </table:table-cell>
          <table:table-cell office:value-type="float" office:value="6832339" calcext:value-type="float">
            <text:p>6832339</text:p>
          </table:table-cell>
          <table:table-cell office:value-type="float" office:value="5983261" calcext:value-type="float">
            <text:p>5983261</text:p>
          </table:table-cell>
          <table:table-cell office:value-type="float" office:value="1076303" calcext:value-type="float">
            <text:p>1076303</text:p>
          </table:table-cell>
          <table:table-cell office:value-type="float" office:value="4" calcext:value-type="float">
            <text:p>4</text:p>
          </table:table-cell>
          <table:table-cell office:value-type="float" office:value="98410" calcext:value-type="float">
            <text:p>98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36401.702155" calcext:value-type="float">
            <text:p>536401,702</text:p>
          </table:table-cell>
          <table:table-cell office:value-type="float" office:value="7445735" calcext:value-type="float">
            <text:p>7445735</text:p>
          </table:table-cell>
          <table:table-cell office:value-type="float" office:value="6714844" calcext:value-type="float">
            <text:p>6714844</text:p>
          </table:table-cell>
          <table:table-cell office:value-type="float" office:value="1032015" calcext:value-type="float">
            <text:p>1032015</text:p>
          </table:table-cell>
          <table:table-cell office:value-type="float" office:value="4" calcext:value-type="float">
            <text:p>4</text:p>
          </table:table-cell>
          <table:table-cell office:value-type="float" office:value="105500" calcext:value-type="float">
            <text:p>10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76569.7263" calcext:value-type="float">
            <text:p>576569,726</text:p>
          </table:table-cell>
          <table:table-cell office:value-type="float" office:value="11943562" calcext:value-type="float">
            <text:p>11943562</text:p>
          </table:table-cell>
          <table:table-cell office:value-type="float" office:value="10242869" calcext:value-type="float">
            <text:p>10242869</text:p>
          </table:table-cell>
          <table:table-cell office:value-type="float" office:value="2526173" calcext:value-type="float">
            <text:p>2526173</text:p>
          </table:table-cell>
          <table:table-cell office:value-type="float" office:value="5" calcext:value-type="float">
            <text:p>5</text:p>
          </table:table-cell>
          <table:table-cell office:value-type="float" office:value="113910" calcext:value-type="float">
            <text:p>113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14351.328024" calcext:value-type="float">
            <text:p>614351,328</text:p>
          </table:table-cell>
          <table:table-cell office:value-type="float" office:value="12574432" calcext:value-type="float">
            <text:p>12574432</text:p>
          </table:table-cell>
          <table:table-cell office:value-type="float" office:value="11169955" calcext:value-type="float">
            <text:p>11169955</text:p>
          </table:table-cell>
          <table:table-cell office:value-type="float" office:value="2484139" calcext:value-type="float">
            <text:p>2484139</text:p>
          </table:table-cell>
          <table:table-cell office:value-type="float" office:value="5" calcext:value-type="float">
            <text:p>5</text:p>
          </table:table-cell>
          <table:table-cell office:value-type="float" office:value="121610.000005" calcext:value-type="float">
            <text:p>12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4679.086405" calcext:value-type="float">
            <text:p>654679,086</text:p>
          </table:table-cell>
          <table:table-cell office:value-type="float" office:value="14372258" calcext:value-type="float">
            <text:p>14372258</text:p>
          </table:table-cell>
          <table:table-cell office:value-type="float" office:value="13107360" calcext:value-type="float">
            <text:p>13107360</text:p>
          </table:table-cell>
          <table:table-cell office:value-type="float" office:value="1883935" calcext:value-type="float">
            <text:p>1883935</text:p>
          </table:table-cell>
          <table:table-cell office:value-type="float" office:value="5" calcext:value-type="float">
            <text:p>5</text:p>
          </table:table-cell>
          <table:table-cell office:value-type="float" office:value="128810" calcext:value-type="float">
            <text:p>128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90599.379637" calcext:value-type="float">
            <text:p>690599,380</text:p>
          </table:table-cell>
          <table:table-cell office:value-type="float" office:value="15671916" calcext:value-type="float">
            <text:p>15671916</text:p>
          </table:table-cell>
          <table:table-cell office:value-type="float" office:value="14901525" calcext:value-type="float">
            <text:p>14901525</text:p>
          </table:table-cell>
          <table:table-cell office:value-type="float" office:value="1391269" calcext:value-type="float">
            <text:p>1391269</text:p>
          </table:table-cell>
          <table:table-cell office:value-type="float" office:value="5" calcext:value-type="float">
            <text:p>5</text:p>
          </table:table-cell>
          <table:table-cell office:value-type="float" office:value="136410" calcext:value-type="float">
            <text:p>136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28829.185504" calcext:value-type="float">
            <text:p>728829,186</text:p>
          </table:table-cell>
          <table:table-cell office:value-type="float" office:value="16725705" calcext:value-type="float">
            <text:p>16725705</text:p>
          </table:table-cell>
          <table:table-cell office:value-type="float" office:value="15865835" calcext:value-type="float">
            <text:p>15865835</text:p>
          </table:table-cell>
          <table:table-cell office:value-type="float" office:value="1797022" calcext:value-type="float">
            <text:p>1797022</text:p>
          </table:table-cell>
          <table:table-cell office:value-type="float" office:value="5" calcext:value-type="float">
            <text:p>5</text:p>
          </table:table-cell>
          <table:table-cell office:value-type="float" office:value="144110" calcext:value-type="float">
            <text:p>144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4218.919042" calcext:value-type="float">
            <text:p>84218,919</text:p>
          </table:table-cell>
          <table:table-cell office:value-type="float" office:value="1365181" calcext:value-type="float">
            <text:p>1365181</text:p>
          </table:table-cell>
          <table:table-cell office:value-type="float" office:value="89578" calcext:value-type="float">
            <text:p>89578</text:p>
          </table:table-cell>
          <table:table-cell office:value-type="float" office:value="1327063" calcext:value-type="float">
            <text:p>1327063</text:p>
          </table:table-cell>
          <table:table-cell office:value-type="float" office:value="6" calcext:value-type="float">
            <text:p>6</text:p>
          </table:table-cell>
          <table:table-cell office:value-type="float" office:value="14270" calcext:value-type="float">
            <text:p>14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83522.969994" calcext:value-type="float">
            <text:p>883522,970</text:p>
          </table:table-cell>
          <table:table-cell office:value-type="float" office:value="386396352" calcext:value-type="float">
            <text:p>386396352</text:p>
          </table:table-cell>
          <table:table-cell office:value-type="float" office:value="366605920" calcext:value-type="float">
            <text:p>366605920</text:p>
          </table:table-cell>
          <table:table-cell office:value-type="float" office:value="28177988" calcext:value-type="float">
            <text:p>28177988</text:p>
          </table:table-cell>
          <table:table-cell office:value-type="float" office:value="7" calcext:value-type="float">
            <text:p>7</text:p>
          </table:table-cell>
          <table:table-cell office:value-type="float" office:value="151770" calcext:value-type="float">
            <text:p>151770</text:p>
          </table:table-cell>
          <table:table-cell office:value-type="float" office:value="921.955156" calcext:value-type="float">
            <text:p>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34009.743305" calcext:value-type="float">
            <text:p>934009,743</text:p>
          </table:table-cell>
          <table:table-cell office:value-type="float" office:value="576235520" calcext:value-type="float">
            <text:p>576235520</text:p>
          </table:table-cell>
          <table:table-cell office:value-type="float" office:value="552498880" calcext:value-type="float">
            <text:p>552498880</text:p>
          </table:table-cell>
          <table:table-cell office:value-type="float" office:value="33852580" calcext:value-type="float">
            <text:p>33852580</text:p>
          </table:table-cell>
          <table:table-cell office:value-type="float" office:value="7" calcext:value-type="float">
            <text:p>7</text:p>
          </table:table-cell>
          <table:table-cell office:value-type="float" office:value="160711.213142" calcext:value-type="float">
            <text:p>160711</text:p>
          </table:table-cell>
          <table:table-cell office:value-type="float" office:value="901.213142" calcext:value-type="float">
            <text:p>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0688.712846" calcext:value-type="float">
            <text:p>130688,713</text:p>
          </table:table-cell>
          <table:table-cell office:value-type="float" office:value="2520348" calcext:value-type="float">
            <text:p>2520348</text:p>
          </table:table-cell>
          <table:table-cell office:value-type="float" office:value="1379338" calcext:value-type="float">
            <text:p>1379338</text:p>
          </table:table-cell>
          <table:table-cell office:value-type="float" office:value="1205145" calcext:value-type="float">
            <text:p>1205145</text:p>
          </table:table-cell>
          <table:table-cell office:value-type="float" office:value="6" calcext:value-type="float">
            <text:p>6</text:p>
          </table:table-cell>
          <table:table-cell office:value-type="float" office:value="22470" calcext:value-type="float">
            <text:p>2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2008.290858" calcext:value-type="float">
            <text:p>172008,291</text:p>
          </table:table-cell>
          <table:table-cell office:value-type="float" office:value="1414474" calcext:value-type="float">
            <text:p>1414474</text:p>
          </table:table-cell>
          <table:table-cell office:value-type="float" office:value="744831" calcext:value-type="float">
            <text:p>744831</text:p>
          </table:table-cell>
          <table:table-cell office:value-type="float" office:value="776923" calcext:value-type="float">
            <text:p>776923</text:p>
          </table:table-cell>
          <table:table-cell office:value-type="float" office:value="4" calcext:value-type="float">
            <text:p>4</text:p>
          </table:table-cell>
          <table:table-cell office:value-type="float" office:value="30470" calcext:value-type="float">
            <text:p>3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1219.144679" calcext:value-type="float">
            <text:p>211219,145</text:p>
          </table:table-cell>
          <table:table-cell office:value-type="float" office:value="3210038" calcext:value-type="float">
            <text:p>3210038</text:p>
          </table:table-cell>
          <table:table-cell office:value-type="float" office:value="1401495" calcext:value-type="float">
            <text:p>1401495</text:p>
          </table:table-cell>
          <table:table-cell office:value-type="float" office:value="2306616" calcext:value-type="float">
            <text:p>2306616</text:p>
          </table:table-cell>
          <table:table-cell office:value-type="float" office:value="5" calcext:value-type="float">
            <text:p>5</text:p>
          </table:table-cell>
          <table:table-cell office:value-type="float" office:value="37970" calcext:value-type="float">
            <text:p>3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7533.514632" calcext:value-type="float">
            <text:p>257533,515</text:p>
          </table:table-cell>
          <table:table-cell office:value-type="float" office:value="2613475" calcext:value-type="float">
            <text:p>2613475</text:p>
          </table:table-cell>
          <table:table-cell office:value-type="float" office:value="1213372" calcext:value-type="float">
            <text:p>1213372</text:p>
          </table:table-cell>
          <table:table-cell office:value-type="float" office:value="1887520" calcext:value-type="float">
            <text:p>1887520</text:p>
          </table:table-cell>
          <table:table-cell office:value-type="float" office:value="5" calcext:value-type="float">
            <text:p>5</text:p>
          </table:table-cell>
          <table:table-cell office:value-type="float" office:value="45850" calcext:value-type="float">
            <text:p>45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5643.638612" calcext:value-type="float">
            <text:p>305643,639</text:p>
          </table:table-cell>
          <table:table-cell office:value-type="float" office:value="3717123" calcext:value-type="float">
            <text:p>3717123</text:p>
          </table:table-cell>
          <table:table-cell office:value-type="float" office:value="2215778" calcext:value-type="float">
            <text:p>2215778</text:p>
          </table:table-cell>
          <table:table-cell office:value-type="float" office:value="2010686" calcext:value-type="float">
            <text:p>2010686</text:p>
          </table:table-cell>
          <table:table-cell office:value-type="float" office:value="5" calcext:value-type="float">
            <text:p>5</text:p>
          </table:table-cell>
          <table:table-cell office:value-type="float" office:value="54050" calcext:value-type="float">
            <text:p>5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47332.507434" calcext:value-type="float">
            <text:p>347332,507</text:p>
          </table:table-cell>
          <table:table-cell office:value-type="float" office:value="4025333" calcext:value-type="float">
            <text:p>4025333</text:p>
          </table:table-cell>
          <table:table-cell office:value-type="float" office:value="2066406" calcext:value-type="float">
            <text:p>2066406</text:p>
          </table:table-cell>
          <table:table-cell office:value-type="float" office:value="2504675" calcext:value-type="float">
            <text:p>2504675</text:p>
          </table:table-cell>
          <table:table-cell office:value-type="float" office:value="5" calcext:value-type="float">
            <text:p>5</text:p>
          </table:table-cell>
          <table:table-cell office:value-type="float" office:value="60850" calcext:value-type="float">
            <text:p>6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88692.429442" calcext:value-type="float">
            <text:p>388692,429</text:p>
          </table:table-cell>
          <table:table-cell office:value-type="float" office:value="7895294" calcext:value-type="float">
            <text:p>7895294</text:p>
          </table:table-cell>
          <table:table-cell office:value-type="float" office:value="4938280" calcext:value-type="float">
            <text:p>4938280</text:p>
          </table:table-cell>
          <table:table-cell office:value-type="float" office:value="3867158" calcext:value-type="float">
            <text:p>3867158</text:p>
          </table:table-cell>
          <table:table-cell office:value-type="float" office:value="6" calcext:value-type="float">
            <text:p>6</text:p>
          </table:table-cell>
          <table:table-cell office:value-type="float" office:value="67550" calcext:value-type="float">
            <text:p>6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4694.530366" calcext:value-type="float">
            <text:p>434694,530</text:p>
          </table:table-cell>
          <table:table-cell office:value-type="float" office:value="11767379" calcext:value-type="float">
            <text:p>11767379</text:p>
          </table:table-cell>
          <table:table-cell office:value-type="float" office:value="7774006" calcext:value-type="float">
            <text:p>7774006</text:p>
          </table:table-cell>
          <table:table-cell office:value-type="float" office:value="4942932" calcext:value-type="float">
            <text:p>4942932</text:p>
          </table:table-cell>
          <table:table-cell office:value-type="float" office:value="6" calcext:value-type="float">
            <text:p>6</text:p>
          </table:table-cell>
          <table:table-cell office:value-type="float" office:value="74750" calcext:value-type="float">
            <text:p>74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86427.474165" calcext:value-type="float">
            <text:p>486427,474</text:p>
          </table:table-cell>
          <table:table-cell office:value-type="float" office:value="15193318" calcext:value-type="float">
            <text:p>15193318</text:p>
          </table:table-cell>
          <table:table-cell office:value-type="float" office:value="10321919" calcext:value-type="float">
            <text:p>10321919</text:p>
          </table:table-cell>
          <table:table-cell office:value-type="float" office:value="6620059" calcext:value-type="float">
            <text:p>6620059</text:p>
          </table:table-cell>
          <table:table-cell office:value-type="float" office:value="6" calcext:value-type="float">
            <text:p>6</text:p>
          </table:table-cell>
          <table:table-cell office:value-type="float" office:value="82750" calcext:value-type="float">
            <text:p>8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34261.714976" calcext:value-type="float">
            <text:p>534261,715</text:p>
          </table:table-cell>
          <table:table-cell office:value-type="float" office:value="15405507" calcext:value-type="float">
            <text:p>15405507</text:p>
          </table:table-cell>
          <table:table-cell office:value-type="float" office:value="11537423" calcext:value-type="float">
            <text:p>11537423</text:p>
          </table:table-cell>
          <table:table-cell office:value-type="float" office:value="7108122" calcext:value-type="float">
            <text:p>7108122</text:p>
          </table:table-cell>
          <table:table-cell office:value-type="float" office:value="5" calcext:value-type="float">
            <text:p>5</text:p>
          </table:table-cell>
          <table:table-cell office:value-type="float" office:value="89950" calcext:value-type="float">
            <text:p>89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82844.337408" calcext:value-type="float">
            <text:p>582844,337</text:p>
          </table:table-cell>
          <table:table-cell office:value-type="float" office:value="23973110" calcext:value-type="float">
            <text:p>23973110</text:p>
          </table:table-cell>
          <table:table-cell office:value-type="float" office:value="18626580" calcext:value-type="float">
            <text:p>18626580</text:p>
          </table:table-cell>
          <table:table-cell office:value-type="float" office:value="8604035" calcext:value-type="float">
            <text:p>8604035</text:p>
          </table:table-cell>
          <table:table-cell office:value-type="float" office:value="5" calcext:value-type="float">
            <text:p>5</text:p>
          </table:table-cell>
          <table:table-cell office:value-type="float" office:value="98050" calcext:value-type="float">
            <text:p>9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22605.885818" calcext:value-type="float">
            <text:p>622605,886</text:p>
          </table:table-cell>
          <table:table-cell office:value-type="float" office:value="30419864" calcext:value-type="float">
            <text:p>30419864</text:p>
          </table:table-cell>
          <table:table-cell office:value-type="float" office:value="23287164" calcext:value-type="float">
            <text:p>23287164</text:p>
          </table:table-cell>
          <table:table-cell office:value-type="float" office:value="8867456" calcext:value-type="float">
            <text:p>8867456</text:p>
          </table:table-cell>
          <table:table-cell office:value-type="float" office:value="6" calcext:value-type="float">
            <text:p>6</text:p>
          </table:table-cell>
          <table:table-cell office:value-type="float" office:value="105110.000001" calcext:value-type="float">
            <text:p>105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69869.153683" calcext:value-type="float">
            <text:p>669869,154</text:p>
          </table:table-cell>
          <table:table-cell office:value-type="float" office:value="137731008" calcext:value-type="float">
            <text:p>137731008</text:p>
          </table:table-cell>
          <table:table-cell office:value-type="float" office:value="128007896" calcext:value-type="float">
            <text:p>128007896</text:p>
          </table:table-cell>
          <table:table-cell office:value-type="float" office:value="13751111" calcext:value-type="float">
            <text:p>13751111</text:p>
          </table:table-cell>
          <table:table-cell office:value-type="float" office:value="8" calcext:value-type="float">
            <text:p>8</text:p>
          </table:table-cell>
          <table:table-cell office:value-type="float" office:value="113530" calcext:value-type="float">
            <text:p>113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13451.53185" calcext:value-type="float">
            <text:p>713451,532</text:p>
          </table:table-cell>
          <table:table-cell office:value-type="float" office:value="212524592" calcext:value-type="float">
            <text:p>212524592</text:p>
          </table:table-cell>
          <table:table-cell office:value-type="float" office:value="194123760" calcext:value-type="float">
            <text:p>194123760</text:p>
          </table:table-cell>
          <table:table-cell office:value-type="float" office:value="23519624" calcext:value-type="float">
            <text:p>23519624</text:p>
          </table:table-cell>
          <table:table-cell office:value-type="float" office:value="9" calcext:value-type="float">
            <text:p>9</text:p>
          </table:table-cell>
          <table:table-cell office:value-type="float" office:value="122189.07744" calcext:value-type="float">
            <text:p>122189</text:p>
          </table:table-cell>
          <table:table-cell office:value-type="float" office:value="989.07744" calcext:value-type="float">
            <text:p>9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56632.261486" calcext:value-type="float">
            <text:p>756632,261</text:p>
          </table:table-cell>
          <table:table-cell office:value-type="float" office:value="433510784" calcext:value-type="float">
            <text:p>433510784</text:p>
          </table:table-cell>
          <table:table-cell office:value-type="float" office:value="409871616" calcext:value-type="float">
            <text:p>409871616</text:p>
          </table:table-cell>
          <table:table-cell office:value-type="float" office:value="33101552" calcext:value-type="float">
            <text:p>33101552</text:p>
          </table:table-cell>
          <table:table-cell office:value-type="float" office:value="9" calcext:value-type="float">
            <text:p>9</text:p>
          </table:table-cell>
          <table:table-cell office:value-type="float" office:value="129392.781703" calcext:value-type="float">
            <text:p>129393</text:p>
          </table:table-cell>
          <table:table-cell office:value-type="float" office:value="992.781703" calcext:value-type="float">
            <text:p>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94454.858626" calcext:value-type="float">
            <text:p>794454,859</text:p>
          </table:table-cell>
          <table:table-cell office:value-type="float" office:value="327086720" calcext:value-type="float">
            <text:p>327086720</text:p>
          </table:table-cell>
          <table:table-cell office:value-type="float" office:value="312283200" calcext:value-type="float">
            <text:p>312283200</text:p>
          </table:table-cell>
          <table:table-cell office:value-type="float" office:value="20882006" calcext:value-type="float">
            <text:p>20882006</text:p>
          </table:table-cell>
          <table:table-cell office:value-type="float" office:value="8" calcext:value-type="float">
            <text:p>8</text:p>
          </table:table-cell>
          <table:table-cell office:value-type="float" office:value="136434.077636" calcext:value-type="float">
            <text:p>136434</text:p>
          </table:table-cell>
          <table:table-cell office:value-type="float" office:value="974.077636" calcext:value-type="float">
            <text:p>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39062.973345" calcext:value-type="float">
            <text:p>839062,973</text:p>
          </table:table-cell>
          <table:table-cell office:value-type="float" office:value="340743392" calcext:value-type="float">
            <text:p>340743392</text:p>
          </table:table-cell>
          <table:table-cell office:value-type="float" office:value="316846976" calcext:value-type="float">
            <text:p>316846976</text:p>
          </table:table-cell>
          <table:table-cell office:value-type="float" office:value="33520532" calcext:value-type="float">
            <text:p>33520532</text:p>
          </table:table-cell>
          <table:table-cell office:value-type="float" office:value="7" calcext:value-type="float">
            <text:p>7</text:p>
          </table:table-cell>
          <table:table-cell office:value-type="float" office:value="144057.037923" calcext:value-type="float">
            <text:p>144057</text:p>
          </table:table-cell>
          <table:table-cell office:value-type="float" office:value="947.037923" calcext:value-type="float">
            <text:p>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1057.876118" calcext:value-type="float">
            <text:p>91057,876</text:p>
          </table:table-cell>
          <table:table-cell office:value-type="float" office:value="1167059" calcext:value-type="float">
            <text:p>1167059</text:p>
          </table:table-cell>
          <table:table-cell office:value-type="float" office:value="89902" calcext:value-type="float">
            <text:p>89902</text:p>
          </table:table-cell>
          <table:table-cell office:value-type="float" office:value="1129073" calcext:value-type="float">
            <text:p>1129073</text:p>
          </table:table-cell>
          <table:table-cell office:value-type="float" office:value="6" calcext:value-type="float">
            <text:p>6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3239.333617" calcext:value-type="float">
            <text:p>143239,334</text:p>
          </table:table-cell>
          <table:table-cell office:value-type="float" office:value="1453779" calcext:value-type="float">
            <text:p>1453779</text:p>
          </table:table-cell>
          <table:table-cell office:value-type="float" office:value="905293" calcext:value-type="float">
            <text:p>905293</text:p>
          </table:table-cell>
          <table:table-cell office:value-type="float" office:value="614638" calcext:value-type="float">
            <text:p>614638</text:p>
          </table:table-cell>
          <table:table-cell office:value-type="float" office:value="4" calcext:value-type="float">
            <text:p>4</text:p>
          </table:table-cell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2267.135891" calcext:value-type="float">
            <text:p>192267,136</text:p>
          </table:table-cell>
          <table:table-cell office:value-type="float" office:value="517426" calcext:value-type="float">
            <text:p>517426</text:p>
          </table:table-cell>
          <table:table-cell office:value-type="float" office:value="339039" calcext:value-type="float">
            <text:p>339039</text:p>
          </table:table-cell>
          <table:table-cell office:value-type="float" office:value="239292" calcext:value-type="float">
            <text:p>239292</text:p>
          </table:table-cell>
          <table:table-cell office:value-type="float" office:value="4" calcext:value-type="float">
            <text:p>4</text:p>
          </table:table-cell>
          <table:table-cell office:value-type="float" office:value="30120" calcext:value-type="float">
            <text:p>3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7834.779421" calcext:value-type="float">
            <text:p>237834,779</text:p>
          </table:table-cell>
          <table:table-cell office:value-type="float" office:value="1226065" calcext:value-type="float">
            <text:p>1226065</text:p>
          </table:table-cell>
          <table:table-cell office:value-type="float" office:value="685552" calcext:value-type="float">
            <text:p>685552</text:p>
          </table:table-cell>
          <table:table-cell office:value-type="float" office:value="668607" calcext:value-type="float">
            <text:p>668607</text:p>
          </table:table-cell>
          <table:table-cell office:value-type="float" office:value="5" calcext:value-type="float">
            <text:p>5</text:p>
          </table:table-cell>
          <table:table-cell office:value-type="float" office:value="37600" calcext:value-type="float">
            <text:p>3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1896.209033" calcext:value-type="float">
            <text:p>291896,209</text:p>
          </table:table-cell>
          <table:table-cell office:value-type="float" office:value="1651232" calcext:value-type="float">
            <text:p>1651232</text:p>
          </table:table-cell>
          <table:table-cell office:value-type="float" office:value="982939" calcext:value-type="float">
            <text:p>982939</text:p>
          </table:table-cell>
          <table:table-cell office:value-type="float" office:value="896600" calcext:value-type="float">
            <text:p>896600</text:p>
          </table:table-cell>
          <table:table-cell office:value-type="float" office:value="5" calcext:value-type="float">
            <text:p>5</text:p>
          </table:table-cell>
          <table:table-cell office:value-type="float" office:value="45500" calcext:value-type="float">
            <text:p>4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47569.694036" calcext:value-type="float">
            <text:p>347569,694</text:p>
          </table:table-cell>
          <table:table-cell office:value-type="float" office:value="2574470" calcext:value-type="float">
            <text:p>2574470</text:p>
          </table:table-cell>
          <table:table-cell office:value-type="float" office:value="1760397" calcext:value-type="float">
            <text:p>1760397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5" calcext:value-type="float">
            <text:p>5</text:p>
          </table:table-cell>
          <table:table-cell office:value-type="float" office:value="53700" calcext:value-type="float">
            <text:p>53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93316.96415" calcext:value-type="float">
            <text:p>393316,964</text:p>
          </table:table-cell>
          <table:table-cell office:value-type="float" office:value="3203404" calcext:value-type="float">
            <text:p>3203404</text:p>
          </table:table-cell>
          <table:table-cell office:value-type="float" office:value="2302445" calcext:value-type="float">
            <text:p>2302445</text:p>
          </table:table-cell>
          <table:table-cell office:value-type="float" office:value="1288283" calcext:value-type="float">
            <text:p>1288283</text:p>
          </table:table-cell>
          <table:table-cell office:value-type="float" office:value="5" calcext:value-type="float">
            <text:p>5</text:p>
          </table:table-cell>
          <table:table-cell office:value-type="float" office:value="60500" calcext:value-type="float">
            <text:p>6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41010.821326" calcext:value-type="float">
            <text:p>441010,821</text:p>
          </table:table-cell>
          <table:table-cell office:value-type="float" office:value="5101405" calcext:value-type="float">
            <text:p>5101405</text:p>
          </table:table-cell>
          <table:table-cell office:value-type="float" office:value="3812656" calcext:value-type="float">
            <text:p>3812656</text:p>
          </table:table-cell>
          <table:table-cell office:value-type="float" office:value="1844807" calcext:value-type="float">
            <text:p>1844807</text:p>
          </table:table-cell>
          <table:table-cell office:value-type="float" office:value="5" calcext:value-type="float">
            <text:p>5</text:p>
          </table:table-cell>
          <table:table-cell office:value-type="float" office:value="67200" calcext:value-type="float">
            <text:p>67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94836.29297" calcext:value-type="float">
            <text:p>494836,293</text:p>
          </table:table-cell>
          <table:table-cell office:value-type="float" office:value="17454486" calcext:value-type="float">
            <text:p>17454486</text:p>
          </table:table-cell>
          <table:table-cell office:value-type="float" office:value="13585861" calcext:value-type="float">
            <text:p>13585861</text:p>
          </table:table-cell>
          <table:table-cell office:value-type="float" office:value="4469795" calcext:value-type="float">
            <text:p>4469795</text:p>
          </table:table-cell>
          <table:table-cell office:value-type="float" office:value="7" calcext:value-type="float">
            <text:p>7</text:p>
          </table:table-cell>
          <table:table-cell office:value-type="float" office:value="74400" calcext:value-type="float">
            <text:p>74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53528.073247" calcext:value-type="float">
            <text:p>553528,073</text:p>
          </table:table-cell>
          <table:table-cell office:value-type="float" office:value="31170810" calcext:value-type="float">
            <text:p>31170810</text:p>
          </table:table-cell>
          <table:table-cell office:value-type="float" office:value="27984744" calcext:value-type="float">
            <text:p>27984744</text:p>
          </table:table-cell>
          <table:table-cell office:value-type="float" office:value="4427281" calcext:value-type="float">
            <text:p>4427281</text:p>
          </table:table-cell>
          <table:table-cell office:value-type="float" office:value="7" calcext:value-type="float">
            <text:p>7</text:p>
          </table:table-cell>
          <table:table-cell office:value-type="float" office:value="82400" calcext:value-type="float">
            <text:p>8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07970.697062" calcext:value-type="float">
            <text:p>607970,697</text:p>
          </table:table-cell>
          <table:table-cell office:value-type="float" office:value="131985936" calcext:value-type="float">
            <text:p>131985936</text:p>
          </table:table-cell>
          <table:table-cell office:value-type="float" office:value="126552264" calcext:value-type="float">
            <text:p>126552264</text:p>
          </table:table-cell>
          <table:table-cell office:value-type="float" office:value="7085499" calcext:value-type="float">
            <text:p>7085499</text:p>
          </table:table-cell>
          <table:table-cell office:value-type="float" office:value="9" calcext:value-type="float">
            <text:p>9</text:p>
          </table:table-cell>
          <table:table-cell office:value-type="float" office:value="89590" calcext:value-type="float">
            <text:p>89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56327.8691" calcext:value-type="float">
            <text:p>656327,869</text:p>
          </table:table-cell>
          <table:table-cell office:value-type="float" office:value="156879600" calcext:value-type="float">
            <text:p>156879600</text:p>
          </table:table-cell>
          <table:table-cell office:value-type="float" office:value="150070256" calcext:value-type="float">
            <text:p>150070256</text:p>
          </table:table-cell>
          <table:table-cell office:value-type="float" office:value="11237582" calcext:value-type="float">
            <text:p>11237582</text:p>
          </table:table-cell>
          <table:table-cell office:value-type="float" office:value="9" calcext:value-type="float">
            <text:p>9</text:p>
          </table:table-cell>
          <table:table-cell office:value-type="float" office:value="99169.995308" calcext:value-type="float">
            <text:p>99170</text:p>
          </table:table-cell>
          <table:table-cell office:value-type="float" office:value="1169.995308" calcext:value-type="float">
            <text:p>11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92831.596901" calcext:value-type="float">
            <text:p>692831,597</text:p>
          </table:table-cell>
          <table:table-cell office:value-type="float" office:value="229383280" calcext:value-type="float">
            <text:p>229383280</text:p>
          </table:table-cell>
          <table:table-cell office:value-type="float" office:value="221922080" calcext:value-type="float">
            <text:p>221922080</text:p>
          </table:table-cell>
          <table:table-cell office:value-type="float" office:value="10778816" calcext:value-type="float">
            <text:p>10778816</text:p>
          </table:table-cell>
          <table:table-cell office:value-type="float" office:value="9" calcext:value-type="float">
            <text:p>9</text:p>
          </table:table-cell>
          <table:table-cell office:value-type="float" office:value="106307.424714" calcext:value-type="float">
            <text:p>106307</text:p>
          </table:table-cell>
          <table:table-cell office:value-type="float" office:value="1207.424714" calcext:value-type="float">
            <text:p>1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36154.945676" calcext:value-type="float">
            <text:p>736154,946</text:p>
          </table:table-cell>
          <table:table-cell office:value-type="float" office:value="541624896" calcext:value-type="float">
            <text:p>541624896</text:p>
          </table:table-cell>
          <table:table-cell office:value-type="float" office:value="526724672" calcext:value-type="float">
            <text:p>526724672</text:p>
          </table:table-cell>
          <table:table-cell office:value-type="float" office:value="21105036" calcext:value-type="float">
            <text:p>21105036</text:p>
          </table:table-cell>
          <table:table-cell office:value-type="float" office:value="11" calcext:value-type="float">
            <text:p>11</text:p>
          </table:table-cell>
          <table:table-cell office:value-type="float" office:value="114720" calcext:value-type="float">
            <text:p>11472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77857.606752" calcext:value-type="float">
            <text:p>777857,607</text:p>
          </table:table-cell>
          <table:table-cell office:value-type="float" office:value="852740992" calcext:value-type="float">
            <text:p>852740992</text:p>
          </table:table-cell>
          <table:table-cell office:value-type="float" office:value="828807872" calcext:value-type="float">
            <text:p>828807872</text:p>
          </table:table-cell>
          <table:table-cell office:value-type="float" office:value="29428888" calcext:value-type="float">
            <text:p>29428888</text:p>
          </table:table-cell>
          <table:table-cell office:value-type="float" office:value="10" calcext:value-type="float">
            <text:p>10</text:p>
          </table:table-cell>
          <table:table-cell office:value-type="float" office:value="122434.953396" calcext:value-type="float">
            <text:p>122435</text:p>
          </table:table-cell>
          <table:table-cell office:value-type="float" office:value="1234.953396" calcext:value-type="float">
            <text:p>1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22634.186707" calcext:value-type="float">
            <text:p>822634,187</text:p>
          </table:table-cell>
          <table:table-cell office:value-type="float" office:value="1069975424" calcext:value-type="float">
            <text:p>1069975424</text:p>
          </table:table-cell>
          <table:table-cell office:value-type="float" office:value="1043957760" calcext:value-type="float">
            <text:p>1043957760</text:p>
          </table:table-cell>
          <table:table-cell office:value-type="float" office:value="31254624" calcext:value-type="float">
            <text:p>31254624</text:p>
          </table:table-cell>
          <table:table-cell office:value-type="float" office:value="10" calcext:value-type="float">
            <text:p>10</text:p>
          </table:table-cell>
          <table:table-cell office:value-type="float" office:value="129635.961667" calcext:value-type="float">
            <text:p>129636</text:p>
          </table:table-cell>
          <table:table-cell office:value-type="float" office:value="1235.961667" calcext:value-type="float">
            <text:p>1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4707.92468" calcext:value-type="float">
            <text:p>74707,925</text:p>
          </table:table-cell>
          <table:table-cell office:value-type="float" office:value="380251" calcext:value-type="float">
            <text:p>380251</text:p>
          </table:table-cell>
          <table:table-cell office:value-type="float" office:value="72822" calcext:value-type="float">
            <text:p>72822</text:p>
          </table:table-cell>
          <table:table-cell office:value-type="float" office:value="345514" calcext:value-type="float">
            <text:p>345514</text:p>
          </table:table-cell>
          <table:table-cell office:value-type="float" office:value="7" calcext:value-type="float">
            <text:p>7</text:p>
          </table:table-cell>
          <table:table-cell office:value-type="float" office:value="14630" calcext:value-type="float">
            <text:p>14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768868.984748" calcext:value-type="float">
            <text:p>768868,985</text:p>
          </table:table-cell>
          <table:table-cell office:value-type="float" office:value="11009268" calcext:value-type="float">
            <text:p>11009268</text:p>
          </table:table-cell>
          <table:table-cell office:value-type="float" office:value="10200228" calcext:value-type="float">
            <text:p>10200228</text:p>
          </table:table-cell>
          <table:table-cell office:value-type="float" office:value="1208739" calcext:value-type="float">
            <text:p>1208739</text:p>
          </table:table-cell>
          <table:table-cell office:value-type="float" office:value="5" calcext:value-type="float">
            <text:p>5</text:p>
          </table:table-cell>
          <table:table-cell office:value-type="float" office:value="151389.999995" calcext:value-type="float">
            <text:p>15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813104.097103" calcext:value-type="float">
            <text:p>813104,097</text:p>
          </table:table-cell>
          <table:table-cell office:value-type="float" office:value="12979753" calcext:value-type="float">
            <text:p>12979753</text:p>
          </table:table-cell>
          <table:table-cell office:value-type="float" office:value="12383377" calcext:value-type="float">
            <text:p>12383377</text:p>
          </table:table-cell>
          <table:table-cell office:value-type="float" office:value="1067809" calcext:value-type="float">
            <text:p>1067809</text:p>
          </table:table-cell>
          <table:table-cell office:value-type="float" office:value="5" calcext:value-type="float">
            <text:p>5</text:p>
          </table:table-cell>
          <table:table-cell office:value-type="float" office:value="160810" calcext:value-type="float">
            <text:p>1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855159.411773" calcext:value-type="float">
            <text:p>855159,412</text:p>
          </table:table-cell>
          <table:table-cell office:value-type="float" office:value="16574774" calcext:value-type="float">
            <text:p>16574774</text:p>
          </table:table-cell>
          <table:table-cell office:value-type="float" office:value="15929549" calcext:value-type="float">
            <text:p>15929549</text:p>
          </table:table-cell>
          <table:table-cell office:value-type="float" office:value="998606" calcext:value-type="float">
            <text:p>998606</text:p>
          </table:table-cell>
          <table:table-cell office:value-type="float" office:value="5" calcext:value-type="float">
            <text:p>5</text:p>
          </table:table-cell>
          <table:table-cell office:value-type="float" office:value="168710" calcext:value-type="float">
            <text:p>168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894813.630593" calcext:value-type="float">
            <text:p>894813,631</text:p>
          </table:table-cell>
          <table:table-cell office:value-type="float" office:value="19348096" calcext:value-type="float">
            <text:p>19348096</text:p>
          </table:table-cell>
          <table:table-cell office:value-type="float" office:value="18735150" calcext:value-type="float">
            <text:p>18735150</text:p>
          </table:table-cell>
          <table:table-cell office:value-type="float" office:value="1111537" calcext:value-type="float">
            <text:p>1111537</text:p>
          </table:table-cell>
          <table:table-cell office:value-type="float" office:value="5" calcext:value-type="float">
            <text:p>5</text:p>
          </table:table-cell>
          <table:table-cell office:value-type="float" office:value="176510" calcext:value-type="float">
            <text:p>176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935017.27767" calcext:value-type="float">
            <text:p>935017,278</text:p>
          </table:table-cell>
          <table:table-cell office:value-type="float" office:value="19022296" calcext:value-type="float">
            <text:p>19022296</text:p>
          </table:table-cell>
          <table:table-cell office:value-type="float" office:value="18345184" calcext:value-type="float">
            <text:p>18345184</text:p>
          </table:table-cell>
          <table:table-cell office:value-type="float" office:value="1409786" calcext:value-type="float">
            <text:p>1409786</text:p>
          </table:table-cell>
          <table:table-cell office:value-type="float" office:value="5" calcext:value-type="float">
            <text:p>5</text:p>
          </table:table-cell>
          <table:table-cell office:value-type="float" office:value="184310.000005" calcext:value-type="float">
            <text:p>184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981810.06815" calcext:value-type="float">
            <text:p>981810,068</text:p>
          </table:table-cell>
          <table:table-cell office:value-type="float" office:value="23515896" calcext:value-type="float">
            <text:p>23515896</text:p>
          </table:table-cell>
          <table:table-cell office:value-type="float" office:value="22626480" calcext:value-type="float">
            <text:p>22626480</text:p>
          </table:table-cell>
          <table:table-cell office:value-type="float" office:value="1536436" calcext:value-type="float">
            <text:p>1536436</text:p>
          </table:table-cell>
          <table:table-cell office:value-type="float" office:value="5" calcext:value-type="float">
            <text:p>5</text:p>
          </table:table-cell>
          <table:table-cell office:value-type="float" office:value="192300" calcext:value-type="float">
            <text:p>19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022307.871708" calcext:value-type="float">
            <text:p>1022307,872</text:p>
          </table:table-cell>
          <table:table-cell office:value-type="float" office:value="23955654" calcext:value-type="float">
            <text:p>23955654</text:p>
          </table:table-cell>
          <table:table-cell office:value-type="float" office:value="23331444" calcext:value-type="float">
            <text:p>23331444</text:p>
          </table:table-cell>
          <table:table-cell office:value-type="float" office:value="1653481" calcext:value-type="float">
            <text:p>1653481</text:p>
          </table:table-cell>
          <table:table-cell office:value-type="float" office:value="5" calcext:value-type="float">
            <text:p>5</text:p>
          </table:table-cell>
          <table:table-cell office:value-type="float" office:value="198589.999995" calcext:value-type="float">
            <text:p>198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061962.437211" calcext:value-type="float">
            <text:p>1061962,437</text:p>
          </table:table-cell>
          <table:table-cell office:value-type="float" office:value="27366294" calcext:value-type="float">
            <text:p>27366294</text:p>
          </table:table-cell>
          <table:table-cell office:value-type="float" office:value="26503980" calcext:value-type="float">
            <text:p>26503980</text:p>
          </table:table-cell>
          <table:table-cell office:value-type="float" office:value="1956624" calcext:value-type="float">
            <text:p>1956624</text:p>
          </table:table-cell>
          <table:table-cell office:value-type="float" office:value="5" calcext:value-type="float">
            <text:p>5</text:p>
          </table:table-cell>
          <table:table-cell office:value-type="float" office:value="207410" calcext:value-type="float">
            <text:p>207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101559.193281" calcext:value-type="float">
            <text:p>1101559,193</text:p>
          </table:table-cell>
          <table:table-cell office:value-type="float" office:value="36752808" calcext:value-type="float">
            <text:p>36752808</text:p>
          </table:table-cell>
          <table:table-cell office:value-type="float" office:value="35464416" calcext:value-type="float">
            <text:p>35464416</text:p>
          </table:table-cell>
          <table:table-cell office:value-type="float" office:value="3168808" calcext:value-type="float">
            <text:p>3168808</text:p>
          </table:table-cell>
          <table:table-cell office:value-type="float" office:value="5" calcext:value-type="float">
            <text:p>5</text:p>
          </table:table-cell>
          <table:table-cell office:value-type="float" office:value="215710" calcext:value-type="float">
            <text:p>215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1137348.08578" calcext:value-type="float">
            <text:p>1137348,086</text:p>
          </table:table-cell>
          <table:table-cell office:value-type="float" office:value="36710272" calcext:value-type="float">
            <text:p>36710272</text:p>
          </table:table-cell>
          <table:table-cell office:value-type="float" office:value="35582848" calcext:value-type="float">
            <text:p>35582848</text:p>
          </table:table-cell>
          <table:table-cell office:value-type="float" office:value="3262733" calcext:value-type="float">
            <text:p>3262733</text:p>
          </table:table-cell>
          <table:table-cell office:value-type="float" office:value="5" calcext:value-type="float">
            <text:p>5</text:p>
          </table:table-cell>
          <table:table-cell office:value-type="float" office:value="223710" calcext:value-type="float">
            <text:p>223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5957.079148" calcext:value-type="float">
            <text:p>115957,079</text:p>
          </table:table-cell>
          <table:table-cell office:value-type="float" office:value="346859" calcext:value-type="float">
            <text:p>346859</text:p>
          </table:table-cell>
          <table:table-cell office:value-type="float" office:value="124789" calcext:value-type="float">
            <text:p>124789</text:p>
          </table:table-cell>
          <table:table-cell office:value-type="float" office:value="244884" calcext:value-type="float">
            <text:p>244884</text:p>
          </table:table-cell>
          <table:table-cell office:value-type="float" office:value="6" calcext:value-type="float">
            <text:p>6</text:p>
          </table:table-cell>
          <table:table-cell office:value-type="float" office:value="22828.846153" calcext:value-type="float">
            <text:p>2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171653.76458" calcext:value-type="float">
            <text:p>1171653,765</text:p>
          </table:table-cell>
          <table:table-cell office:value-type="float" office:value="40774128" calcext:value-type="float">
            <text:p>40774128</text:p>
          </table:table-cell>
          <table:table-cell office:value-type="float" office:value="39641816" calcext:value-type="float">
            <text:p>39641816</text:p>
          </table:table-cell>
          <table:table-cell office:value-type="float" office:value="5760406" calcext:value-type="float">
            <text:p>5760406</text:p>
          </table:table-cell>
          <table:table-cell office:value-type="float" office:value="5" calcext:value-type="float">
            <text:p>5</text:p>
          </table:table-cell>
          <table:table-cell office:value-type="float" office:value="230510" calcext:value-type="float">
            <text:p>23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1207821.674261" calcext:value-type="float">
            <text:p>1207821,674</text:p>
          </table:table-cell>
          <table:table-cell office:value-type="float" office:value="42368956" calcext:value-type="float">
            <text:p>42368956</text:p>
          </table:table-cell>
          <table:table-cell office:value-type="float" office:value="40593252" calcext:value-type="float">
            <text:p>40593252</text:p>
          </table:table-cell>
          <table:table-cell office:value-type="float" office:value="4365305" calcext:value-type="float">
            <text:p>4365305</text:p>
          </table:table-cell>
          <table:table-cell office:value-type="float" office:value="5" calcext:value-type="float">
            <text:p>5</text:p>
          </table:table-cell>
          <table:table-cell office:value-type="float" office:value="238410" calcext:value-type="float">
            <text:p>238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1250947.463738" calcext:value-type="float">
            <text:p>1250947,464</text:p>
          </table:table-cell>
          <table:table-cell office:value-type="float" office:value="44233900" calcext:value-type="float">
            <text:p>44233900</text:p>
          </table:table-cell>
          <table:table-cell office:value-type="float" office:value="42340732" calcext:value-type="float">
            <text:p>42340732</text:p>
          </table:table-cell>
          <table:table-cell office:value-type="float" office:value="5832790" calcext:value-type="float">
            <text:p>5832790</text:p>
          </table:table-cell>
          <table:table-cell office:value-type="float" office:value="5" calcext:value-type="float">
            <text:p>5</text:p>
          </table:table-cell>
          <table:table-cell office:value-type="float" office:value="246010" calcext:value-type="float">
            <text:p>246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290908.853259" calcext:value-type="float">
            <text:p>1290908,853</text:p>
          </table:table-cell>
          <table:table-cell office:value-type="float" office:value="53260640" calcext:value-type="float">
            <text:p>53260640</text:p>
          </table:table-cell>
          <table:table-cell office:value-type="float" office:value="51558372" calcext:value-type="float">
            <text:p>51558372</text:p>
          </table:table-cell>
          <table:table-cell office:value-type="float" office:value="7937953" calcext:value-type="float">
            <text:p>7937953</text:p>
          </table:table-cell>
          <table:table-cell office:value-type="float" office:value="5" calcext:value-type="float">
            <text:p>5</text:p>
          </table:table-cell>
          <table:table-cell office:value-type="float" office:value="253610.000005" calcext:value-type="float">
            <text:p>253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1322906.065275" calcext:value-type="float">
            <text:p>1322906,065</text:p>
          </table:table-cell>
          <table:table-cell office:value-type="float" office:value="54782924" calcext:value-type="float">
            <text:p>54782924</text:p>
          </table:table-cell>
          <table:table-cell office:value-type="float" office:value="52681536" calcext:value-type="float">
            <text:p>52681536</text:p>
          </table:table-cell>
          <table:table-cell office:value-type="float" office:value="5073793" calcext:value-type="float">
            <text:p>5073793</text:p>
          </table:table-cell>
          <table:table-cell office:value-type="float" office:value="5" calcext:value-type="float">
            <text:p>5</text:p>
          </table:table-cell>
          <table:table-cell office:value-type="float" office:value="260810" calcext:value-type="float">
            <text:p>2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365076.170274" calcext:value-type="float">
            <text:p>1365076,170</text:p>
          </table:table-cell>
          <table:table-cell office:value-type="float" office:value="62732804" calcext:value-type="float">
            <text:p>62732804</text:p>
          </table:table-cell>
          <table:table-cell office:value-type="float" office:value="60937468" calcext:value-type="float">
            <text:p>60937468</text:p>
          </table:table-cell>
          <table:table-cell office:value-type="float" office:value="4670973" calcext:value-type="float">
            <text:p>4670973</text:p>
          </table:table-cell>
          <table:table-cell office:value-type="float" office:value="5" calcext:value-type="float">
            <text:p>5</text:p>
          </table:table-cell>
          <table:table-cell office:value-type="float" office:value="269610" calcext:value-type="float">
            <text:p>269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400808.934394" calcext:value-type="float">
            <text:p>1400808,934</text:p>
          </table:table-cell>
          <table:table-cell office:value-type="float" office:value="86761520" calcext:value-type="float">
            <text:p>86761520</text:p>
          </table:table-cell>
          <table:table-cell office:value-type="float" office:value="84869472" calcext:value-type="float">
            <text:p>84869472</text:p>
          </table:table-cell>
          <table:table-cell office:value-type="float" office:value="8496417" calcext:value-type="float">
            <text:p>8496417</text:p>
          </table:table-cell>
          <table:table-cell office:value-type="float" office:value="5" calcext:value-type="float">
            <text:p>5</text:p>
          </table:table-cell>
          <table:table-cell office:value-type="float" office:value="277110" calcext:value-type="float">
            <text:p>277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439048.808763" calcext:value-type="float">
            <text:p>1439048,809</text:p>
          </table:table-cell>
          <table:table-cell office:value-type="float" office:value="97500064" calcext:value-type="float">
            <text:p>97500064</text:p>
          </table:table-cell>
          <table:table-cell office:value-type="float" office:value="95740760" calcext:value-type="float">
            <text:p>95740760</text:p>
          </table:table-cell>
          <table:table-cell office:value-type="float" office:value="5734688" calcext:value-type="float">
            <text:p>5734688</text:p>
          </table:table-cell>
          <table:table-cell office:value-type="float" office:value="5" calcext:value-type="float">
            <text:p>5</text:p>
          </table:table-cell>
          <table:table-cell office:value-type="float" office:value="284510.000005" calcext:value-type="float">
            <text:p>284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471036.582206" calcext:value-type="float">
            <text:p>1471036,582</text:p>
          </table:table-cell>
          <table:table-cell office:value-type="float" office:value="97063136" calcext:value-type="float">
            <text:p>97063136</text:p>
          </table:table-cell>
          <table:table-cell office:value-type="float" office:value="94992752" calcext:value-type="float">
            <text:p>94992752</text:p>
          </table:table-cell>
          <table:table-cell office:value-type="float" office:value="6678963" calcext:value-type="float">
            <text:p>6678963</text:p>
          </table:table-cell>
          <table:table-cell office:value-type="float" office:value="5" calcext:value-type="float">
            <text:p>5</text:p>
          </table:table-cell>
          <table:table-cell office:value-type="float" office:value="291710.000005" calcext:value-type="float">
            <text:p>29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1510469.928669" calcext:value-type="float">
            <text:p>1510469,929</text:p>
          </table:table-cell>
          <table:table-cell office:value-type="float" office:value="90183736" calcext:value-type="float">
            <text:p>90183736</text:p>
          </table:table-cell>
          <table:table-cell office:value-type="float" office:value="87312680" calcext:value-type="float">
            <text:p>87312680</text:p>
          </table:table-cell>
          <table:table-cell office:value-type="float" office:value="8823110" calcext:value-type="float">
            <text:p>8823110</text:p>
          </table:table-cell>
          <table:table-cell office:value-type="float" office:value="5" calcext:value-type="float">
            <text:p>5</text:p>
          </table:table-cell>
          <table:table-cell office:value-type="float" office:value="299410.000005" calcext:value-type="float">
            <text:p>299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0004.203517" calcext:value-type="float">
            <text:p>150004,204</text:p>
          </table:table-cell>
          <table:table-cell office:value-type="float" office:value="718944" calcext:value-type="float">
            <text:p>718944</text:p>
          </table:table-cell>
          <table:table-cell office:value-type="float" office:value="448736" calcext:value-type="float">
            <text:p>448736</text:p>
          </table:table-cell>
          <table:table-cell office:value-type="float" office:value="342597" calcext:value-type="float">
            <text:p>342597</text:p>
          </table:table-cell>
          <table:table-cell office:value-type="float" office:value="6" calcext:value-type="float">
            <text:p>6</text:p>
          </table:table-cell>
          <table:table-cell office:value-type="float" office:value="30810" calcext:value-type="float">
            <text:p>3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555958.142512" calcext:value-type="float">
            <text:p>1555958,143</text:p>
          </table:table-cell>
          <table:table-cell office:value-type="float" office:value="91974136" calcext:value-type="float">
            <text:p>91974136</text:p>
          </table:table-cell>
          <table:table-cell office:value-type="float" office:value="89980496" calcext:value-type="float">
            <text:p>89980496</text:p>
          </table:table-cell>
          <table:table-cell office:value-type="float" office:value="9249710" calcext:value-type="float">
            <text:p>9249710</text:p>
          </table:table-cell>
          <table:table-cell office:value-type="float" office:value="5" calcext:value-type="float">
            <text:p>5</text:p>
          </table:table-cell>
          <table:table-cell office:value-type="float" office:value="307100" calcext:value-type="float">
            <text:p>30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83522.030453" calcext:value-type="float">
            <text:p>183522,030</text:p>
          </table:table-cell>
          <table:table-cell office:value-type="float" office:value="942366" calcext:value-type="float">
            <text:p>942366</text:p>
          </table:table-cell>
          <table:table-cell office:value-type="float" office:value="654129" calcext:value-type="float">
            <text:p>654129</text:p>
          </table:table-cell>
          <table:table-cell office:value-type="float" office:value="397835" calcext:value-type="float">
            <text:p>397835</text:p>
          </table:table-cell>
          <table:table-cell office:value-type="float" office:value="6" calcext:value-type="float">
            <text:p>6</text:p>
          </table:table-cell>
          <table:table-cell office:value-type="float" office:value="38310" calcext:value-type="float">
            <text:p>38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2906.67671" calcext:value-type="float">
            <text:p>222906,677</text:p>
          </table:table-cell>
          <table:table-cell office:value-type="float" office:value="1153501" calcext:value-type="float">
            <text:p>1153501</text:p>
          </table:table-cell>
          <table:table-cell office:value-type="float" office:value="771202" calcext:value-type="float">
            <text:p>771202</text:p>
          </table:table-cell>
          <table:table-cell office:value-type="float" office:value="516210" calcext:value-type="float">
            <text:p>516210</text:p>
          </table:table-cell>
          <table:table-cell office:value-type="float" office:value="6" calcext:value-type="float">
            <text:p>6</text:p>
          </table:table-cell>
          <table:table-cell office:value-type="float" office:value="46210.000005" calcext:value-type="float">
            <text:p>46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63572.248897" calcext:value-type="float">
            <text:p>263572,249</text:p>
          </table:table-cell>
          <table:table-cell office:value-type="float" office:value="1048201" calcext:value-type="float">
            <text:p>1048201</text:p>
          </table:table-cell>
          <table:table-cell office:value-type="float" office:value="698987" calcext:value-type="float">
            <text:p>698987</text:p>
          </table:table-cell>
          <table:table-cell office:value-type="float" office:value="430142" calcext:value-type="float">
            <text:p>430142</text:p>
          </table:table-cell>
          <table:table-cell office:value-type="float" office:value="5" calcext:value-type="float">
            <text:p>5</text:p>
          </table:table-cell>
          <table:table-cell office:value-type="float" office:value="54410" calcext:value-type="float">
            <text:p>54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00596.619616" calcext:value-type="float">
            <text:p>300596,620</text:p>
          </table:table-cell>
          <table:table-cell office:value-type="float" office:value="1343755" calcext:value-type="float">
            <text:p>1343755</text:p>
          </table:table-cell>
          <table:table-cell office:value-type="float" office:value="979796" calcext:value-type="float">
            <text:p>979796</text:p>
          </table:table-cell>
          <table:table-cell office:value-type="float" office:value="499707" calcext:value-type="float">
            <text:p>499707</text:p>
          </table:table-cell>
          <table:table-cell office:value-type="float" office:value="5" calcext:value-type="float">
            <text:p>5</text:p>
          </table:table-cell>
          <table:table-cell office:value-type="float" office:value="61210" calcext:value-type="float">
            <text:p>6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34854.312118" calcext:value-type="float">
            <text:p>334854,312</text:p>
          </table:table-cell>
          <table:table-cell office:value-type="float" office:value="1448566" calcext:value-type="float">
            <text:p>1448566</text:p>
          </table:table-cell>
          <table:table-cell office:value-type="float" office:value="1137027" calcext:value-type="float">
            <text:p>1137027</text:p>
          </table:table-cell>
          <table:table-cell office:value-type="float" office:value="455872" calcext:value-type="float">
            <text:p>455872</text:p>
          </table:table-cell>
          <table:table-cell office:value-type="float" office:value="5" calcext:value-type="float">
            <text:p>5</text:p>
          </table:table-cell>
          <table:table-cell office:value-type="float" office:value="67910.000005" calcext:value-type="float">
            <text:p>67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74405.759847" calcext:value-type="float">
            <text:p>374405,760</text:p>
          </table:table-cell>
          <table:table-cell office:value-type="float" office:value="1766127" calcext:value-type="float">
            <text:p>1766127</text:p>
          </table:table-cell>
          <table:table-cell office:value-type="float" office:value="1302018" calcext:value-type="float">
            <text:p>1302018</text:p>
          </table:table-cell>
          <table:table-cell office:value-type="float" office:value="617170" calcext:value-type="float">
            <text:p>617170</text:p>
          </table:table-cell>
          <table:table-cell office:value-type="float" office:value="5" calcext:value-type="float">
            <text:p>5</text:p>
          </table:table-cell>
          <table:table-cell office:value-type="float" office:value="75110" calcext:value-type="float">
            <text:p>75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18590.253324" calcext:value-type="float">
            <text:p>418590,253</text:p>
          </table:table-cell>
          <table:table-cell office:value-type="float" office:value="2406412" calcext:value-type="float">
            <text:p>2406412</text:p>
          </table:table-cell>
          <table:table-cell office:value-type="float" office:value="1975135" calcext:value-type="float">
            <text:p>1975135</text:p>
          </table:table-cell>
          <table:table-cell office:value-type="float" office:value="597629" calcext:value-type="float">
            <text:p>597629</text:p>
          </table:table-cell>
          <table:table-cell office:value-type="float" office:value="5" calcext:value-type="float">
            <text:p>5</text:p>
          </table:table-cell>
          <table:table-cell office:value-type="float" office:value="83110.000005" calcext:value-type="float">
            <text:p>8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58800.775689" calcext:value-type="float">
            <text:p>458800,776</text:p>
          </table:table-cell>
          <table:table-cell office:value-type="float" office:value="4120941" calcext:value-type="float">
            <text:p>4120941</text:p>
          </table:table-cell>
          <table:table-cell office:value-type="float" office:value="3643698" calcext:value-type="float">
            <text:p>3643698</text:p>
          </table:table-cell>
          <table:table-cell office:value-type="float" office:value="664482" calcext:value-type="float">
            <text:p>664482</text:p>
          </table:table-cell>
          <table:table-cell office:value-type="float" office:value="5" calcext:value-type="float">
            <text:p>5</text:p>
          </table:table-cell>
          <table:table-cell office:value-type="float" office:value="90310.000005" calcext:value-type="float">
            <text:p>9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1162.95814" calcext:value-type="float">
            <text:p>501162,958</text:p>
          </table:table-cell>
          <table:table-cell office:value-type="float" office:value="2805736" calcext:value-type="float">
            <text:p>2805736</text:p>
          </table:table-cell>
          <table:table-cell office:value-type="float" office:value="2512681" calcext:value-type="float">
            <text:p>2512681</text:p>
          </table:table-cell>
          <table:table-cell office:value-type="float" office:value="510369" calcext:value-type="float">
            <text:p>510369</text:p>
          </table:table-cell>
          <table:table-cell office:value-type="float" office:value="4" calcext:value-type="float">
            <text:p>4</text:p>
          </table:table-cell>
          <table:table-cell office:value-type="float" office:value="98410.000005" calcext:value-type="float">
            <text:p>98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36401.702196" calcext:value-type="float">
            <text:p>536401,702</text:p>
          </table:table-cell>
          <table:table-cell office:value-type="float" office:value="3061592" calcext:value-type="float">
            <text:p>3061592</text:p>
          </table:table-cell>
          <table:table-cell office:value-type="float" office:value="2846183" calcext:value-type="float">
            <text:p>2846183</text:p>
          </table:table-cell>
          <table:table-cell office:value-type="float" office:value="392007" calcext:value-type="float">
            <text:p>392007</text:p>
          </table:table-cell>
          <table:table-cell office:value-type="float" office:value="4" calcext:value-type="float">
            <text:p>4</text:p>
          </table:table-cell>
          <table:table-cell office:value-type="float" office:value="105500" calcext:value-type="float">
            <text:p>10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76569.725349" calcext:value-type="float">
            <text:p>576569,725</text:p>
          </table:table-cell>
          <table:table-cell office:value-type="float" office:value="6431846" calcext:value-type="float">
            <text:p>6431846</text:p>
          </table:table-cell>
          <table:table-cell office:value-type="float" office:value="5921647" calcext:value-type="float">
            <text:p>5921647</text:p>
          </table:table-cell>
          <table:table-cell office:value-type="float" office:value="879548" calcext:value-type="float">
            <text:p>879548</text:p>
          </table:table-cell>
          <table:table-cell office:value-type="float" office:value="5" calcext:value-type="float">
            <text:p>5</text:p>
          </table:table-cell>
          <table:table-cell office:value-type="float" office:value="113910" calcext:value-type="float">
            <text:p>113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14351.327067" calcext:value-type="float">
            <text:p>614351,327</text:p>
          </table:table-cell>
          <table:table-cell office:value-type="float" office:value="7826312" calcext:value-type="float">
            <text:p>7826312</text:p>
          </table:table-cell>
          <table:table-cell office:value-type="float" office:value="7330320" calcext:value-type="float">
            <text:p>7330320</text:p>
          </table:table-cell>
          <table:table-cell office:value-type="float" office:value="817550" calcext:value-type="float">
            <text:p>817550</text:p>
          </table:table-cell>
          <table:table-cell office:value-type="float" office:value="5" calcext:value-type="float">
            <text:p>5</text:p>
          </table:table-cell>
          <table:table-cell office:value-type="float" office:value="121610.000005" calcext:value-type="float">
            <text:p>12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54679.08154" calcext:value-type="float">
            <text:p>654679,082</text:p>
          </table:table-cell>
          <table:table-cell office:value-type="float" office:value="8784711" calcext:value-type="float">
            <text:p>8784711</text:p>
          </table:table-cell>
          <table:table-cell office:value-type="float" office:value="8230327" calcext:value-type="float">
            <text:p>8230327</text:p>
          </table:table-cell>
          <table:table-cell office:value-type="float" office:value="948290" calcext:value-type="float">
            <text:p>948290</text:p>
          </table:table-cell>
          <table:table-cell office:value-type="float" office:value="5" calcext:value-type="float">
            <text:p>5</text:p>
          </table:table-cell>
          <table:table-cell office:value-type="float" office:value="128810" calcext:value-type="float">
            <text:p>128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90599.379351" calcext:value-type="float">
            <text:p>690599,379</text:p>
          </table:table-cell>
          <table:table-cell office:value-type="float" office:value="9509912" calcext:value-type="float">
            <text:p>9509912</text:p>
          </table:table-cell>
          <table:table-cell office:value-type="float" office:value="8897399" calcext:value-type="float">
            <text:p>8897399</text:p>
          </table:table-cell>
          <table:table-cell office:value-type="float" office:value="1068757" calcext:value-type="float">
            <text:p>1068757</text:p>
          </table:table-cell>
          <table:table-cell office:value-type="float" office:value="5" calcext:value-type="float">
            <text:p>5</text:p>
          </table:table-cell>
          <table:table-cell office:value-type="float" office:value="136410" calcext:value-type="float">
            <text:p>136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728829.183947" calcext:value-type="float">
            <text:p>728829,184</text:p>
          </table:table-cell>
          <table:table-cell office:value-type="float" office:value="11300410" calcext:value-type="float">
            <text:p>11300410</text:p>
          </table:table-cell>
          <table:table-cell office:value-type="float" office:value="10672198" calcext:value-type="float">
            <text:p>10672198</text:p>
          </table:table-cell>
          <table:table-cell office:value-type="float" office:value="1060123" calcext:value-type="float">
            <text:p>1060123</text:p>
          </table:table-cell>
          <table:table-cell office:value-type="float" office:value="5" calcext:value-type="float">
            <text:p>5</text:p>
          </table:table-cell>
          <table:table-cell office:value-type="float" office:value="144110" calcext:value-type="float">
            <text:p>144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4218.919042" calcext:value-type="float">
            <text:p>84218,919</text:p>
          </table:table-cell>
          <table:table-cell office:value-type="float" office:value="321102" calcext:value-type="float">
            <text:p>321102</text:p>
          </table:table-cell>
          <table:table-cell office:value-type="float" office:value="76531" calcext:value-type="float">
            <text:p>76531</text:p>
          </table:table-cell>
          <table:table-cell office:value-type="float" office:value="295650" calcext:value-type="float">
            <text:p>295650</text:p>
          </table:table-cell>
          <table:table-cell office:value-type="float" office:value="6" calcext:value-type="float">
            <text:p>6</text:p>
          </table:table-cell>
          <table:table-cell office:value-type="float" office:value="14270" calcext:value-type="float">
            <text:p>14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96038.26015" calcext:value-type="float">
            <text:p>896038,260</text:p>
          </table:table-cell>
          <table:table-cell office:value-type="float" office:value="30738540" calcext:value-type="float">
            <text:p>30738540</text:p>
          </table:table-cell>
          <table:table-cell office:value-type="float" office:value="24603584" calcext:value-type="float">
            <text:p>24603584</text:p>
          </table:table-cell>
          <table:table-cell office:value-type="float" office:value="9725817" calcext:value-type="float">
            <text:p>9725817</text:p>
          </table:table-cell>
          <table:table-cell office:value-type="float" office:value="5" calcext:value-type="float">
            <text:p>5</text:p>
          </table:table-cell>
          <table:table-cell office:value-type="float" office:value="151770" calcext:value-type="float">
            <text:p>15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946310.498646" calcext:value-type="float">
            <text:p>946310,499</text:p>
          </table:table-cell>
          <table:table-cell office:value-type="float" office:value="37528040" calcext:value-type="float">
            <text:p>37528040</text:p>
          </table:table-cell>
          <table:table-cell office:value-type="float" office:value="26967272" calcext:value-type="float">
            <text:p>26967272</text:p>
          </table:table-cell>
          <table:table-cell office:value-type="float" office:value="13688362" calcext:value-type="float">
            <text:p>13688362</text:p>
          </table:table-cell>
          <table:table-cell office:value-type="float" office:value="5" calcext:value-type="float">
            <text:p>5</text:p>
          </table:table-cell>
          <table:table-cell office:value-type="float" office:value="160430" calcext:value-type="float">
            <text:p>160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995268.941424" calcext:value-type="float">
            <text:p>995268,941</text:p>
          </table:table-cell>
          <table:table-cell office:value-type="float" office:value="73489728" calcext:value-type="float">
            <text:p>73489728</text:p>
          </table:table-cell>
          <table:table-cell office:value-type="float" office:value="62349512" calcext:value-type="float">
            <text:p>62349512</text:p>
          </table:table-cell>
          <table:table-cell office:value-type="float" office:value="13776014" calcext:value-type="float">
            <text:p>13776014</text:p>
          </table:table-cell>
          <table:table-cell office:value-type="float" office:value="6" calcext:value-type="float">
            <text:p>6</text:p>
          </table:table-cell>
          <table:table-cell office:value-type="float" office:value="168330" calcext:value-type="float">
            <text:p>168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041917.030606" calcext:value-type="float">
            <text:p>1041917,031</text:p>
          </table:table-cell>
          <table:table-cell office:value-type="float" office:value="240337488" calcext:value-type="float">
            <text:p>240337488</text:p>
          </table:table-cell>
          <table:table-cell office:value-type="float" office:value="224196256" calcext:value-type="float">
            <text:p>224196256</text:p>
          </table:table-cell>
          <table:table-cell office:value-type="float" office:value="24553532" calcext:value-type="float">
            <text:p>24553532</text:p>
          </table:table-cell>
          <table:table-cell office:value-type="float" office:value="7" calcext:value-type="float">
            <text:p>7</text:p>
          </table:table-cell>
          <table:table-cell office:value-type="float" office:value="176130" calcext:value-type="float">
            <text:p>176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089391.04431" calcext:value-type="float">
            <text:p>1089391,044</text:p>
          </table:table-cell>
          <table:table-cell office:value-type="float" office:value="319301344" calcext:value-type="float">
            <text:p>319301344</text:p>
          </table:table-cell>
          <table:table-cell office:value-type="float" office:value="304426496" calcext:value-type="float">
            <text:p>304426496</text:p>
          </table:table-cell>
          <table:table-cell office:value-type="float" office:value="22876992" calcext:value-type="float">
            <text:p>22876992</text:p>
          </table:table-cell>
          <table:table-cell office:value-type="float" office:value="7" calcext:value-type="float">
            <text:p>7</text:p>
          </table:table-cell>
          <table:table-cell office:value-type="float" office:value="183930" calcext:value-type="float">
            <text:p>183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140258.567742" calcext:value-type="float">
            <text:p>1140258,568</text:p>
          </table:table-cell>
          <table:table-cell office:value-type="float" office:value="172185184" calcext:value-type="float">
            <text:p>172185184</text:p>
          </table:table-cell>
          <table:table-cell office:value-type="float" office:value="156536768" calcext:value-type="float">
            <text:p>156536768</text:p>
          </table:table-cell>
          <table:table-cell office:value-type="float" office:value="20011556" calcext:value-type="float">
            <text:p>20011556</text:p>
          </table:table-cell>
          <table:table-cell office:value-type="float" office:value="6" calcext:value-type="float">
            <text:p>6</text:p>
          </table:table-cell>
          <table:table-cell office:value-type="float" office:value="191930.000001" calcext:value-type="float">
            <text:p>19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188065.106293" calcext:value-type="float">
            <text:p>1188065,106</text:p>
          </table:table-cell>
          <table:table-cell office:value-type="float" office:value="189759760" calcext:value-type="float">
            <text:p>189759760</text:p>
          </table:table-cell>
          <table:table-cell office:value-type="float" office:value="167356032" calcext:value-type="float">
            <text:p>167356032</text:p>
          </table:table-cell>
          <table:table-cell office:value-type="float" office:value="37756288" calcext:value-type="float">
            <text:p>37756288</text:p>
          </table:table-cell>
          <table:table-cell office:value-type="float" office:value="6" calcext:value-type="float">
            <text:p>6</text:p>
          </table:table-cell>
          <table:table-cell office:value-type="float" office:value="198970" calcext:value-type="float">
            <text:p>198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235135.308115" calcext:value-type="float">
            <text:p>1235135,308</text:p>
          </table:table-cell>
          <table:table-cell office:value-type="float" office:value="260462928" calcext:value-type="float">
            <text:p>260462928</text:p>
          </table:table-cell>
          <table:table-cell office:value-type="float" office:value="238488464" calcext:value-type="float">
            <text:p>238488464</text:p>
          </table:table-cell>
          <table:table-cell office:value-type="float" office:value="34330400" calcext:value-type="float">
            <text:p>34330400</text:p>
          </table:table-cell>
          <table:table-cell office:value-type="float" office:value="6" calcext:value-type="float">
            <text:p>6</text:p>
          </table:table-cell>
          <table:table-cell office:value-type="float" office:value="207030" calcext:value-type="float">
            <text:p>207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282493.139986" calcext:value-type="float">
            <text:p>1282493,140</text:p>
          </table:table-cell>
          <table:table-cell office:value-type="float" office:value="999714496" calcext:value-type="float">
            <text:p>999714496</text:p>
          </table:table-cell>
          <table:table-cell office:value-type="float" office:value="966805760" calcext:value-type="float">
            <text:p>966805760</text:p>
          </table:table-cell>
          <table:table-cell office:value-type="float" office:value="44105504" calcext:value-type="float">
            <text:p>44105504</text:p>
          </table:table-cell>
          <table:table-cell office:value-type="float" office:value="7" calcext:value-type="float">
            <text:p>7</text:p>
          </table:table-cell>
          <table:table-cell office:value-type="float" office:value="215330.000001" calcext:value-type="float">
            <text:p>215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0688.712846" calcext:value-type="float">
            <text:p>130688,713</text:p>
          </table:table-cell>
          <table:table-cell office:value-type="float" office:value="385834" calcext:value-type="float">
            <text:p>385834</text:p>
          </table:table-cell>
          <table:table-cell office:value-type="float" office:value="105707" calcext:value-type="float">
            <text:p>105707</text:p>
          </table:table-cell>
          <table:table-cell office:value-type="float" office:value="321012" calcext:value-type="float">
            <text:p>321012</text:p>
          </table:table-cell>
          <table:table-cell office:value-type="float" office:value="6" calcext:value-type="float">
            <text:p>6</text:p>
          </table:table-cell>
          <table:table-cell office:value-type="float" office:value="22470" calcext:value-type="float">
            <text:p>2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2008.290858" calcext:value-type="float">
            <text:p>172008,291</text:p>
          </table:table-cell>
          <table:table-cell office:value-type="float" office:value="428650" calcext:value-type="float">
            <text:p>428650</text:p>
          </table:table-cell>
          <table:table-cell office:value-type="float" office:value="261807" calcext:value-type="float">
            <text:p>261807</text:p>
          </table:table-cell>
          <table:table-cell office:value-type="float" office:value="252634" calcext:value-type="float">
            <text:p>252634</text:p>
          </table:table-cell>
          <table:table-cell office:value-type="float" office:value="4" calcext:value-type="float">
            <text:p>4</text:p>
          </table:table-cell>
          <table:table-cell office:value-type="float" office:value="30470" calcext:value-type="float">
            <text:p>30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11219.144621" calcext:value-type="float">
            <text:p>211219,145</text:p>
          </table:table-cell>
          <table:table-cell office:value-type="float" office:value="1019909" calcext:value-type="float">
            <text:p>1019909</text:p>
          </table:table-cell>
          <table:table-cell office:value-type="float" office:value="515833" calcext:value-type="float">
            <text:p>515833</text:p>
          </table:table-cell>
          <table:table-cell office:value-type="float" office:value="667671" calcext:value-type="float">
            <text:p>667671</text:p>
          </table:table-cell>
          <table:table-cell office:value-type="float" office:value="5" calcext:value-type="float">
            <text:p>5</text:p>
          </table:table-cell>
          <table:table-cell office:value-type="float" office:value="37970" calcext:value-type="float">
            <text:p>3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7533.514548" calcext:value-type="float">
            <text:p>257533,515</text:p>
          </table:table-cell>
          <table:table-cell office:value-type="float" office:value="1261387" calcext:value-type="float">
            <text:p>1261387</text:p>
          </table:table-cell>
          <table:table-cell office:value-type="float" office:value="702004" calcext:value-type="float">
            <text:p>702004</text:p>
          </table:table-cell>
          <table:table-cell office:value-type="float" office:value="777251" calcext:value-type="float">
            <text:p>777251</text:p>
          </table:table-cell>
          <table:table-cell office:value-type="float" office:value="5" calcext:value-type="float">
            <text:p>5</text:p>
          </table:table-cell>
          <table:table-cell office:value-type="float" office:value="45850" calcext:value-type="float">
            <text:p>45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05643.638608" calcext:value-type="float">
            <text:p>305643,639</text:p>
          </table:table-cell>
          <table:table-cell office:value-type="float" office:value="1470649" calcext:value-type="float">
            <text:p>1470649</text:p>
          </table:table-cell>
          <table:table-cell office:value-type="float" office:value="841816" calcext:value-type="float">
            <text:p>841816</text:p>
          </table:table-cell>
          <table:table-cell office:value-type="float" office:value="833407" calcext:value-type="float">
            <text:p>833407</text:p>
          </table:table-cell>
          <table:table-cell office:value-type="float" office:value="5" calcext:value-type="float">
            <text:p>5</text:p>
          </table:table-cell>
          <table:table-cell office:value-type="float" office:value="54050" calcext:value-type="float">
            <text:p>5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47332.507434" calcext:value-type="float">
            <text:p>347332,507</text:p>
          </table:table-cell>
          <table:table-cell office:value-type="float" office:value="2080534" calcext:value-type="float">
            <text:p>2080534</text:p>
          </table:table-cell>
          <table:table-cell office:value-type="float" office:value="1138156" calcext:value-type="float">
            <text:p>1138156</text:p>
          </table:table-cell>
          <table:table-cell office:value-type="float" office:value="1171998" calcext:value-type="float">
            <text:p>1171998</text:p>
          </table:table-cell>
          <table:table-cell office:value-type="float" office:value="5" calcext:value-type="float">
            <text:p>5</text:p>
          </table:table-cell>
          <table:table-cell office:value-type="float" office:value="60850" calcext:value-type="float">
            <text:p>6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88692.429442" calcext:value-type="float">
            <text:p>388692,429</text:p>
          </table:table-cell>
          <table:table-cell office:value-type="float" office:value="3871275" calcext:value-type="float">
            <text:p>3871275</text:p>
          </table:table-cell>
          <table:table-cell office:value-type="float" office:value="2599261" calcext:value-type="float">
            <text:p>2599261</text:p>
          </table:table-cell>
          <table:table-cell office:value-type="float" office:value="1764479" calcext:value-type="float">
            <text:p>1764479</text:p>
          </table:table-cell>
          <table:table-cell office:value-type="float" office:value="6" calcext:value-type="float">
            <text:p>6</text:p>
          </table:table-cell>
          <table:table-cell office:value-type="float" office:value="67550" calcext:value-type="float">
            <text:p>6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34694.530359" calcext:value-type="float">
            <text:p>434694,530</text:p>
          </table:table-cell>
          <table:table-cell office:value-type="float" office:value="5013591" calcext:value-type="float">
            <text:p>5013591</text:p>
          </table:table-cell>
          <table:table-cell office:value-type="float" office:value="3357484" calcext:value-type="float">
            <text:p>3357484</text:p>
          </table:table-cell>
          <table:table-cell office:value-type="float" office:value="2181580" calcext:value-type="float">
            <text:p>2181580</text:p>
          </table:table-cell>
          <table:table-cell office:value-type="float" office:value="6" calcext:value-type="float">
            <text:p>6</text:p>
          </table:table-cell>
          <table:table-cell office:value-type="float" office:value="74750" calcext:value-type="float">
            <text:p>74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86608.339973" calcext:value-type="float">
            <text:p>486608,340</text:p>
          </table:table-cell>
          <table:table-cell office:value-type="float" office:value="7379808" calcext:value-type="float">
            <text:p>7379808</text:p>
          </table:table-cell>
          <table:table-cell office:value-type="float" office:value="5501917" calcext:value-type="float">
            <text:p>5501917</text:p>
          </table:table-cell>
          <table:table-cell office:value-type="float" office:value="3678795" calcext:value-type="float">
            <text:p>3678795</text:p>
          </table:table-cell>
          <table:table-cell office:value-type="float" office:value="6" calcext:value-type="float">
            <text:p>6</text:p>
          </table:table-cell>
          <table:table-cell office:value-type="float" office:value="82750" calcext:value-type="float">
            <text:p>8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34438.884545" calcext:value-type="float">
            <text:p>534438,885</text:p>
          </table:table-cell>
          <table:table-cell office:value-type="float" office:value="5997469" calcext:value-type="float">
            <text:p>5997469</text:p>
          </table:table-cell>
          <table:table-cell office:value-type="float" office:value="4586451" calcext:value-type="float">
            <text:p>4586451</text:p>
          </table:table-cell>
          <table:table-cell office:value-type="float" office:value="2048088" calcext:value-type="float">
            <text:p>2048088</text:p>
          </table:table-cell>
          <table:table-cell office:value-type="float" office:value="5" calcext:value-type="float">
            <text:p>5</text:p>
          </table:table-cell>
          <table:table-cell office:value-type="float" office:value="89950" calcext:value-type="float">
            <text:p>89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83035.359303" calcext:value-type="float">
            <text:p>583035,359</text:p>
          </table:table-cell>
          <table:table-cell office:value-type="float" office:value="7742982" calcext:value-type="float">
            <text:p>7742982</text:p>
          </table:table-cell>
          <table:table-cell office:value-type="float" office:value="5757413" calcext:value-type="float">
            <text:p>5757413</text:p>
          </table:table-cell>
          <table:table-cell office:value-type="float" office:value="3162699" calcext:value-type="float">
            <text:p>3162699</text:p>
          </table:table-cell>
          <table:table-cell office:value-type="float" office:value="5" calcext:value-type="float">
            <text:p>5</text:p>
          </table:table-cell>
          <table:table-cell office:value-type="float" office:value="98050" calcext:value-type="float">
            <text:p>9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622833.686105" calcext:value-type="float">
            <text:p>622833,686</text:p>
          </table:table-cell>
          <table:table-cell office:value-type="float" office:value="8504850" calcext:value-type="float">
            <text:p>8504850</text:p>
          </table:table-cell>
          <table:table-cell office:value-type="float" office:value="6942912" calcext:value-type="float">
            <text:p>6942912</text:p>
          </table:table-cell>
          <table:table-cell office:value-type="float" office:value="3787056" calcext:value-type="float">
            <text:p>3787056</text:p>
          </table:table-cell>
          <table:table-cell office:value-type="float" office:value="5" calcext:value-type="float">
            <text:p>5</text:p>
          </table:table-cell>
          <table:table-cell office:value-type="float" office:value="105110" calcext:value-type="float">
            <text:p>105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69869.153737" calcext:value-type="float">
            <text:p>669869,154</text:p>
          </table:table-cell>
          <table:table-cell office:value-type="float" office:value="11099340" calcext:value-type="float">
            <text:p>11099340</text:p>
          </table:table-cell>
          <table:table-cell office:value-type="float" office:value="8909657" calcext:value-type="float">
            <text:p>8909657</text:p>
          </table:table-cell>
          <table:table-cell office:value-type="float" office:value="5405297" calcext:value-type="float">
            <text:p>5405297</text:p>
          </table:table-cell>
          <table:table-cell office:value-type="float" office:value="5" calcext:value-type="float">
            <text:p>5</text:p>
          </table:table-cell>
          <table:table-cell office:value-type="float" office:value="113530" calcext:value-type="float">
            <text:p>113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17156.923059" calcext:value-type="float">
            <text:p>717156,923</text:p>
          </table:table-cell>
          <table:table-cell office:value-type="float" office:value="14316387" calcext:value-type="float">
            <text:p>14316387</text:p>
          </table:table-cell>
          <table:table-cell office:value-type="float" office:value="11571883" calcext:value-type="float">
            <text:p>11571883</text:p>
          </table:table-cell>
          <table:table-cell office:value-type="float" office:value="7903940" calcext:value-type="float">
            <text:p>7903940</text:p>
          </table:table-cell>
          <table:table-cell office:value-type="float" office:value="5" calcext:value-type="float">
            <text:p>5</text:p>
          </table:table-cell>
          <table:table-cell office:value-type="float" office:value="121230" calcext:value-type="float">
            <text:p>12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762480.424424" calcext:value-type="float">
            <text:p>762480,424</text:p>
          </table:table-cell>
          <table:table-cell office:value-type="float" office:value="16172140" calcext:value-type="float">
            <text:p>16172140</text:p>
          </table:table-cell>
          <table:table-cell office:value-type="float" office:value="13206121" calcext:value-type="float">
            <text:p>13206121</text:p>
          </table:table-cell>
          <table:table-cell office:value-type="float" office:value="7987163" calcext:value-type="float">
            <text:p>7987163</text:p>
          </table:table-cell>
          <table:table-cell office:value-type="float" office:value="5" calcext:value-type="float">
            <text:p>5</text:p>
          </table:table-cell>
          <table:table-cell office:value-type="float" office:value="128430" calcext:value-type="float">
            <text:p>128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04921.747671" calcext:value-type="float">
            <text:p>804921,748</text:p>
          </table:table-cell>
          <table:table-cell office:value-type="float" office:value="20549376" calcext:value-type="float">
            <text:p>20549376</text:p>
          </table:table-cell>
          <table:table-cell office:value-type="float" office:value="17041314" calcext:value-type="float">
            <text:p>17041314</text:p>
          </table:table-cell>
          <table:table-cell office:value-type="float" office:value="11479141" calcext:value-type="float">
            <text:p>11479141</text:p>
          </table:table-cell>
          <table:table-cell office:value-type="float" office:value="5" calcext:value-type="float">
            <text:p>5</text:p>
          </table:table-cell>
          <table:table-cell office:value-type="float" office:value="136030" calcext:value-type="float">
            <text:p>136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850494.958613" calcext:value-type="float">
            <text:p>850494,959</text:p>
          </table:table-cell>
          <table:table-cell office:value-type="float" office:value="35057352" calcext:value-type="float">
            <text:p>35057352</text:p>
          </table:table-cell>
          <table:table-cell office:value-type="float" office:value="27328932" calcext:value-type="float">
            <text:p>27328932</text:p>
          </table:table-cell>
          <table:table-cell office:value-type="float" office:value="13429483" calcext:value-type="float">
            <text:p>13429483</text:p>
          </table:table-cell>
          <table:table-cell office:value-type="float" office:value="6" calcext:value-type="float">
            <text:p>6</text:p>
          </table:table-cell>
          <table:table-cell office:value-type="float" office:value="143730" calcext:value-type="float">
            <text:p>143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1057.876118" calcext:value-type="float">
            <text:p>91057,876</text:p>
          </table:table-cell>
          <table:table-cell office:value-type="float" office:value="367536" calcext:value-type="float">
            <text:p>367536</text:p>
          </table:table-cell>
          <table:table-cell office:value-type="float" office:value="94526" calcext:value-type="float">
            <text:p>94526</text:p>
          </table:table-cell>
          <table:table-cell office:value-type="float" office:value="339047" calcext:value-type="float">
            <text:p>339047</text:p>
          </table:table-cell>
          <table:table-cell office:value-type="float" office:value="6" calcext:value-type="float">
            <text:p>6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023378.930291" calcext:value-type="float">
            <text:p>1023378,930</text:p>
          </table:table-cell>
          <table:table-cell office:value-type="float" office:value="436921376" calcext:value-type="float">
            <text:p>436921376</text:p>
          </table:table-cell>
          <table:table-cell office:value-type="float" office:value="417750304" calcext:value-type="float">
            <text:p>417750304</text:p>
          </table:table-cell>
          <table:table-cell office:value-type="float" office:value="25411820" calcext:value-type="float">
            <text:p>25411820</text:p>
          </table:table-cell>
          <table:table-cell office:value-type="float" office:value="8" calcext:value-type="float">
            <text:p>8</text:p>
          </table:table-cell>
          <table:table-cell office:value-type="float" office:value="151570" calcext:value-type="float">
            <text:p>15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81065.54221" calcext:value-type="float">
            <text:p>1081065,542</text:p>
          </table:table-cell>
          <table:table-cell office:value-type="float" office:value="1031843584" calcext:value-type="float">
            <text:p>1031843584</text:p>
          </table:table-cell>
          <table:table-cell office:value-type="float" office:value="1000513792" calcext:value-type="float">
            <text:p>1000513792</text:p>
          </table:table-cell>
          <table:table-cell office:value-type="float" office:value="37388584" calcext:value-type="float">
            <text:p>37388584</text:p>
          </table:table-cell>
          <table:table-cell office:value-type="float" office:value="10" calcext:value-type="float">
            <text:p>10</text:p>
          </table:table-cell>
          <table:table-cell office:value-type="float" office:value="160070" calcext:value-type="float">
            <text:p>16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3239.333617" calcext:value-type="float">
            <text:p>143239,334</text:p>
          </table:table-cell>
          <table:table-cell office:value-type="float" office:value="253302" calcext:value-type="float">
            <text:p>253302</text:p>
          </table:table-cell>
          <table:table-cell office:value-type="float" office:value="127110" calcext:value-type="float">
            <text:p>127110</text:p>
          </table:table-cell>
          <table:table-cell office:value-type="float" office:value="159214" calcext:value-type="float">
            <text:p>159214</text:p>
          </table:table-cell>
          <table:table-cell office:value-type="float" office:value="4" calcext:value-type="float">
            <text:p>4</text:p>
          </table:table-cell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2267.135891" calcext:value-type="float">
            <text:p>192267,136</text:p>
          </table:table-cell>
          <table:table-cell office:value-type="float" office:value="424428" calcext:value-type="float">
            <text:p>424428</text:p>
          </table:table-cell>
          <table:table-cell office:value-type="float" office:value="248262" calcext:value-type="float">
            <text:p>248262</text:p>
          </table:table-cell>
          <table:table-cell office:value-type="float" office:value="245772" calcext:value-type="float">
            <text:p>245772</text:p>
          </table:table-cell>
          <table:table-cell office:value-type="float" office:value="4" calcext:value-type="float">
            <text:p>4</text:p>
          </table:table-cell>
          <table:table-cell office:value-type="float" office:value="30120" calcext:value-type="float">
            <text:p>3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37834.779399" calcext:value-type="float">
            <text:p>237834,779</text:p>
          </table:table-cell>
          <table:table-cell office:value-type="float" office:value="1128675" calcext:value-type="float">
            <text:p>1128675</text:p>
          </table:table-cell>
          <table:table-cell office:value-type="float" office:value="612897" calcext:value-type="float">
            <text:p>612897</text:p>
          </table:table-cell>
          <table:table-cell office:value-type="float" office:value="668537" calcext:value-type="float">
            <text:p>668537</text:p>
          </table:table-cell>
          <table:table-cell office:value-type="float" office:value="5" calcext:value-type="float">
            <text:p>5</text:p>
          </table:table-cell>
          <table:table-cell office:value-type="float" office:value="37600" calcext:value-type="float">
            <text:p>3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91896.209033" calcext:value-type="float">
            <text:p>291896,209</text:p>
          </table:table-cell>
          <table:table-cell office:value-type="float" office:value="1389093" calcext:value-type="float">
            <text:p>1389093</text:p>
          </table:table-cell>
          <table:table-cell office:value-type="float" office:value="739928" calcext:value-type="float">
            <text:p>739928</text:p>
          </table:table-cell>
          <table:table-cell office:value-type="float" office:value="869413" calcext:value-type="float">
            <text:p>869413</text:p>
          </table:table-cell>
          <table:table-cell office:value-type="float" office:value="5" calcext:value-type="float">
            <text:p>5</text:p>
          </table:table-cell>
          <table:table-cell office:value-type="float" office:value="45500" calcext:value-type="float">
            <text:p>4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7569.693992" calcext:value-type="float">
            <text:p>347569,694</text:p>
          </table:table-cell>
          <table:table-cell office:value-type="float" office:value="1910214" calcext:value-type="float">
            <text:p>1910214</text:p>
          </table:table-cell>
          <table:table-cell office:value-type="float" office:value="1054484" calcext:value-type="float">
            <text:p>1054484</text:p>
          </table:table-cell>
          <table:table-cell office:value-type="float" office:value="1151362" calcext:value-type="float">
            <text:p>1151362</text:p>
          </table:table-cell>
          <table:table-cell office:value-type="float" office:value="5" calcext:value-type="float">
            <text:p>5</text:p>
          </table:table-cell>
          <table:table-cell office:value-type="float" office:value="53700" calcext:value-type="float">
            <text:p>53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3316.96415" calcext:value-type="float">
            <text:p>393316,964</text:p>
          </table:table-cell>
          <table:table-cell office:value-type="float" office:value="1534516" calcext:value-type="float">
            <text:p>1534516</text:p>
          </table:table-cell>
          <table:table-cell office:value-type="float" office:value="1049743" calcext:value-type="float">
            <text:p>1049743</text:p>
          </table:table-cell>
          <table:table-cell office:value-type="float" office:value="904157" calcext:value-type="float">
            <text:p>904157</text:p>
          </table:table-cell>
          <table:table-cell office:value-type="float" office:value="4" calcext:value-type="float">
            <text:p>4</text:p>
          </table:table-cell>
          <table:table-cell office:value-type="float" office:value="60500" calcext:value-type="float">
            <text:p>6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40940.5648" calcext:value-type="float">
            <text:p>440940,565</text:p>
          </table:table-cell>
          <table:table-cell office:value-type="float" office:value="1126719" calcext:value-type="float">
            <text:p>1126719</text:p>
          </table:table-cell>
          <table:table-cell office:value-type="float" office:value="826042" calcext:value-type="float">
            <text:p>826042</text:p>
          </table:table-cell>
          <table:table-cell office:value-type="float" office:value="774717" calcext:value-type="float">
            <text:p>774717</text:p>
          </table:table-cell>
          <table:table-cell office:value-type="float" office:value="3" calcext:value-type="float">
            <text:p>3</text:p>
          </table:table-cell>
          <table:table-cell office:value-type="float" office:value="67200" calcext:value-type="float">
            <text:p>67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94212.183802" calcext:value-type="float">
            <text:p>494212,184</text:p>
          </table:table-cell>
          <table:table-cell office:value-type="float" office:value="2426654" calcext:value-type="float">
            <text:p>2426654</text:p>
          </table:table-cell>
          <table:table-cell office:value-type="float" office:value="1419764" calcext:value-type="float">
            <text:p>1419764</text:p>
          </table:table-cell>
          <table:table-cell office:value-type="float" office:value="1597947" calcext:value-type="float">
            <text:p>1597947</text:p>
          </table:table-cell>
          <table:table-cell office:value-type="float" office:value="4" calcext:value-type="float">
            <text:p>4</text:p>
          </table:table-cell>
          <table:table-cell office:value-type="float" office:value="74400" calcext:value-type="float">
            <text:p>74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52742.882687" calcext:value-type="float">
            <text:p>552742,883</text:p>
          </table:table-cell>
          <table:table-cell office:value-type="float" office:value="2123096" calcext:value-type="float">
            <text:p>2123096</text:p>
          </table:table-cell>
          <table:table-cell office:value-type="float" office:value="1689774" calcext:value-type="float">
            <text:p>1689774</text:p>
          </table:table-cell>
          <table:table-cell office:value-type="float" office:value="1263568" calcext:value-type="float">
            <text:p>1263568</text:p>
          </table:table-cell>
          <table:table-cell office:value-type="float" office:value="3" calcext:value-type="float">
            <text:p>3</text:p>
          </table:table-cell>
          <table:table-cell office:value-type="float" office:value="82400" calcext:value-type="float">
            <text:p>8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09129.203854" calcext:value-type="float">
            <text:p>609129,204</text:p>
          </table:table-cell>
          <table:table-cell office:value-type="float" office:value="6774313" calcext:value-type="float">
            <text:p>6774313</text:p>
          </table:table-cell>
          <table:table-cell office:value-type="float" office:value="4898623" calcext:value-type="float">
            <text:p>4898623</text:p>
          </table:table-cell>
          <table:table-cell office:value-type="float" office:value="3778691" calcext:value-type="float">
            <text:p>3778691</text:p>
          </table:table-cell>
          <table:table-cell office:value-type="float" office:value="5" calcext:value-type="float">
            <text:p>5</text:p>
          </table:table-cell>
          <table:table-cell office:value-type="float" office:value="89590" calcext:value-type="float">
            <text:p>89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64035.532897" calcext:value-type="float">
            <text:p>664035,533</text:p>
          </table:table-cell>
          <table:table-cell office:value-type="float" office:value="15801899" calcext:value-type="float">
            <text:p>15801899</text:p>
          </table:table-cell>
          <table:table-cell office:value-type="float" office:value="12990045" calcext:value-type="float">
            <text:p>12990045</text:p>
          </table:table-cell>
          <table:table-cell office:value-type="float" office:value="6149493" calcext:value-type="float">
            <text:p>6149493</text:p>
          </table:table-cell>
          <table:table-cell office:value-type="float" office:value="6" calcext:value-type="float">
            <text:p>6</text:p>
          </table:table-cell>
          <table:table-cell office:value-type="float" office:value="97690" calcext:value-type="float">
            <text:p>97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11228.097351" calcext:value-type="float">
            <text:p>711228,097</text:p>
          </table:table-cell>
          <table:table-cell office:value-type="float" office:value="21905786" calcext:value-type="float">
            <text:p>21905786</text:p>
          </table:table-cell>
          <table:table-cell office:value-type="float" office:value="18662622" calcext:value-type="float">
            <text:p>18662622</text:p>
          </table:table-cell>
          <table:table-cell office:value-type="float" office:value="7723613" calcext:value-type="float">
            <text:p>7723613</text:p>
          </table:table-cell>
          <table:table-cell office:value-type="float" office:value="6" calcext:value-type="float">
            <text:p>6</text:p>
          </table:table-cell>
          <table:table-cell office:value-type="float" office:value="104780" calcext:value-type="float">
            <text:p>104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62563.361157" calcext:value-type="float">
            <text:p>762563,361</text:p>
          </table:table-cell>
          <table:table-cell office:value-type="float" office:value="15261558" calcext:value-type="float">
            <text:p>15261558</text:p>
          </table:table-cell>
          <table:table-cell office:value-type="float" office:value="12267294" calcext:value-type="float">
            <text:p>12267294</text:p>
          </table:table-cell>
          <table:table-cell office:value-type="float" office:value="4114008" calcext:value-type="float">
            <text:p>4114008</text:p>
          </table:table-cell>
          <table:table-cell office:value-type="float" office:value="5" calcext:value-type="float">
            <text:p>5</text:p>
          </table:table-cell>
          <table:table-cell office:value-type="float" office:value="113180" calcext:value-type="float">
            <text:p>11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19103.321432" calcext:value-type="float">
            <text:p>819103,321</text:p>
          </table:table-cell>
          <table:table-cell office:value-type="float" office:value="26611496" calcext:value-type="float">
            <text:p>26611496</text:p>
          </table:table-cell>
          <table:table-cell office:value-type="float" office:value="22178054" calcext:value-type="float">
            <text:p>22178054</text:p>
          </table:table-cell>
          <table:table-cell office:value-type="float" office:value="6289591" calcext:value-type="float">
            <text:p>6289591</text:p>
          </table:table-cell>
          <table:table-cell office:value-type="float" office:value="6" calcext:value-type="float">
            <text:p>6</text:p>
          </table:table-cell>
          <table:table-cell office:value-type="float" office:value="120880" calcext:value-type="float">
            <text:p>12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70390.037171" calcext:value-type="float">
            <text:p>870390,037</text:p>
          </table:table-cell>
          <table:table-cell office:value-type="float" office:value="75227952" calcext:value-type="float">
            <text:p>75227952</text:p>
          </table:table-cell>
          <table:table-cell office:value-type="float" office:value="61831820" calcext:value-type="float">
            <text:p>61831820</text:p>
          </table:table-cell>
          <table:table-cell office:value-type="float" office:value="19498220" calcext:value-type="float">
            <text:p>19498220</text:p>
          </table:table-cell>
          <table:table-cell office:value-type="float" office:value="7" calcext:value-type="float">
            <text:p>7</text:p>
          </table:table-cell>
          <table:table-cell office:value-type="float" office:value="128080" calcext:value-type="float">
            <text:p>128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20434.042796" calcext:value-type="float">
            <text:p>920434,043</text:p>
          </table:table-cell>
          <table:table-cell office:value-type="float" office:value="228671952" calcext:value-type="float">
            <text:p>228671952</text:p>
          </table:table-cell>
          <table:table-cell office:value-type="float" office:value="214993488" calcext:value-type="float">
            <text:p>214993488</text:p>
          </table:table-cell>
          <table:table-cell office:value-type="float" office:value="21363924" calcext:value-type="float">
            <text:p>21363924</text:p>
          </table:table-cell>
          <table:table-cell office:value-type="float" office:value="8" calcext:value-type="float">
            <text:p>8</text:p>
          </table:table-cell>
          <table:table-cell office:value-type="float" office:value="135680" calcext:value-type="float">
            <text:p>135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71048.870499" calcext:value-type="float">
            <text:p>971048,870</text:p>
          </table:table-cell>
          <table:table-cell office:value-type="float" office:value="266209136" calcext:value-type="float">
            <text:p>266209136</text:p>
          </table:table-cell>
          <table:table-cell office:value-type="float" office:value="244845616" calcext:value-type="float">
            <text:p>244845616</text:p>
          </table:table-cell>
          <table:table-cell office:value-type="float" office:value="40344112" calcext:value-type="float">
            <text:p>40344112</text:p>
          </table:table-cell>
          <table:table-cell office:value-type="float" office:value="8" calcext:value-type="float">
            <text:p>8</text:p>
          </table:table-cell>
          <table:table-cell office:value-type="float" office:value="143380" calcext:value-type="float">
            <text:p>1433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10:45.044630315</meta:creation-date>
    <dc:date>2017-11-09T14:24:35.255666548</dc:date>
    <meta:editing-duration>PT3M40S</meta:editing-duration>
    <meta:editing-cycles>1</meta:editing-cycles>
    <meta:generator>LibreOffice/5.1.6.2$Linux_X86_64 LibreOffice_project/10m0$Build-2</meta:generator>
    <meta:document-statistic meta:table-count="1" meta:cell-count="1720" meta:object-count="0"/>
  </office:meta>
</office:document-meta>
</file>